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36pt"/>
    </style:style>
    <style:style style:name="co2" style:family="table-column">
      <style:table-column-properties fo:break-before="auto" style:column-width="82.49pt"/>
    </style:style>
    <style:style style:name="co3" style:family="table-column">
      <style:table-column-properties fo:break-before="auto" style:column-width="97.4pt"/>
    </style:style>
    <style:style style:name="co4" style:family="table-column">
      <style:table-column-properties fo:break-before="auto" style:column-width="120.76pt"/>
    </style:style>
    <style:style style:name="co5" style:family="table-column">
      <style:table-column-properties fo:break-before="auto" style:column-width="173.11pt"/>
    </style:style>
    <style:style style:name="co6" style:family="table-column">
      <style:table-column-properties fo:break-before="auto" style:column-width="870.49pt"/>
    </style:style>
    <style:style style:name="co7"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8.2pt" fo:break-before="auto" style:use-optimal-row-height="true"/>
    </style:style>
    <style:style style:name="ro3" style:family="table-row">
      <style:table-row-properties style:row-height="41.61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69.14pt" fo:break-before="auto" style:use-optimal-row-height="true"/>
    </style:style>
    <style:style style:name="ro6" style:family="table-row">
      <style:table-row-properties style:row-height="80.45pt" fo:break-before="auto" style:use-optimal-row-height="true"/>
    </style:style>
    <style:style style:name="ro7" style:family="table-row">
      <style:table-row-properties style:row-height="108.71pt" fo:break-before="auto" style:use-optimal-row-height="true"/>
    </style:style>
    <style:style style:name="ro8" style:family="table-row">
      <style:table-row-properties style:row-height="144.71pt" fo:break-before="auto" style:use-optimal-row-height="true"/>
    </style:style>
    <style:style style:name="ro9" style:family="table-row">
      <style:table-row-properties style:row-height="81.84pt" fo:break-before="auto" style:use-optimal-row-height="true"/>
    </style:style>
    <style:style style:name="ro10" style:family="table-row">
      <style:table-row-properties style:row-height="95.24pt" fo:break-before="auto" style:use-optimal-row-height="true"/>
    </style:style>
    <style:style style:name="ro11" style:family="table-row">
      <style:table-row-properties style:row-height="106.55pt" fo:break-before="auto" style:use-optimal-row-height="true"/>
    </style:style>
    <style:style style:name="ro12" style:family="table-row">
      <style:table-row-properties style:row-height="35.26pt" fo:break-before="auto" style:use-optimal-row-height="true"/>
    </style:style>
    <style:style style:name="ro13" style:family="table-row">
      <style:table-row-properties style:row-height="55.05pt" fo:break-before="auto" style:use-optimal-row-height="true"/>
    </style:style>
    <style:style style:name="ro14" style:family="table-row">
      <style:table-row-properties style:row-height="57.86pt" fo:break-before="auto" style:use-optimal-row-height="true"/>
    </style:style>
    <style:style style:name="ro15" style:family="table-row">
      <style:table-row-properties style:row-height="91.76pt" fo:break-before="auto" style:use-optimal-row-height="true"/>
    </style:style>
    <style:style style:name="ro16" style:family="table-row">
      <style:table-row-properties style:row-height="46.54pt" fo:break-before="auto" style:use-optimal-row-height="true"/>
    </style:style>
    <style:style style:name="ro17" style:family="table-row">
      <style:table-row-properties style:row-height="68.46pt" fo:break-before="auto" style:use-optimal-row-height="true"/>
    </style:style>
    <style:style style:name="ro18" style:family="table-row">
      <style:table-row-properties style:row-height="66.36pt" fo:break-before="auto" style:use-optimal-row-height="true"/>
    </style:style>
    <style:style style:name="ro19" style:family="table-row">
      <style:table-row-properties style:row-height="39.49pt" fo:break-before="auto" style:use-optimal-row-height="true"/>
    </style:style>
    <style:style style:name="ro20" style:family="table-row">
      <style:table-row-properties style:row-height="52.8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text-properties style:font-name="Liberation Sans" fo:font-size="10pt" fo:font-weight="bold" style:font-size-asian="10pt" style:font-weight-asian="bold" style:font-size-complex="10pt" style:font-weight-complex="bold"/>
    </style:style>
    <style:style style:name="ce2"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font-name="Liberation Sans" fo:font-size="10pt" style:font-size-asian="10pt" style:font-size-complex="10pt"/>
    </style:style>
    <style:style style:name="ce6" style:family="table-cell" style:parent-style-name="Default" style:data-style-name="N124">
      <style:table-cell-properties fo:background-color="transparent"/>
      <style:text-properties style:font-name="Liberation Sans" fo:font-size="10pt" fo:font-weight="bold" style:font-size-asian="10pt" style:font-weight-asian="bold" style:font-size-complex="10pt" style:font-weight-complex="bold"/>
    </style:style>
    <style:style style:name="ce7"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124">
      <style:table-cell-properties fo:background-color="transparent"/>
      <style:text-properties style:font-name="Liberation Sans" fo:font-size="10pt" fo:font-weight="normal" style:font-size-asian="10pt" style:font-weight-asian="normal" style:font-size-complex="10pt" style:font-weight-complex="normal"/>
    </style:style>
    <style:style style:name="ce9" style:family="table-cell" style:parent-style-name="Default" style:data-style-name="N124">
      <style:table-cell-properties fo:background-color="transparen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data-style-name="N124">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124">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1" style:family="text">
      <style:text-properties fo:color="#000000"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3" style:family="text">
      <style:text-properties style:font-name="Arial"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4" style:family="text">
      <style:text-properties style:font-name="Arial" fo:font-size="12pt" fo:font-weight="normal" style:text-underline-style="none" style:text-underline-color="font-color" style:text-line-through-type="none" fo:font-style="normal" style:text-outline="false" fo:text-shadow="none" style:text-position="0% 100%" style:font-size-asian="12pt" style:font-size-complex="12pt" style:font-weight-asian="normal" style:font-weight-complex="normal" style:font-style-asian="normal" style:font-style-complex="normal"/>
    </style:style>
    <style:style style:name="T5" style:family="text">
      <style:text-properties style:font-name="Arial" fo:font-size="12pt" style:font-style-asian="normal" style:font-weight-complex="bold" style:font-weight-asian="bold" style:font-size-complex="12pt" style:font-size-asian="12pt" style:text-position="0% 100%" fo:text-shadow="none" style:text-outline="false" fo:font-style="normal" style:text-line-through-type="none" style:text-underline-style="none" style:text-underline-color="font-color" fo:font-weight="bold" style:font-style-complex="normal"/>
    </style:style>
    <style:style style:name="T6" style:family="text">
      <style:text-properties style:font-name="Arial" fo:font-size="12pt" style:font-style-asian="normal" style:font-size-complex="12pt" style:font-size-asian="12pt" style:text-position="0% 100%" fo:text-shadow="none" style:text-outline="false" fo:font-style="normal" style:text-line-through-type="none" style:text-underline-style="none" style:text-underline-color="font-color" style:font-style-complex="normal" fo:font-weight="normal" style:font-weight-asian="normal" style:font-weight-complex="normal"/>
    </style:style>
    <style:style style:name="T7" style:family="text">
      <style:text-properties fo:color="#000000" style:font-name="Arial"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8" style:family="text">
      <style:text-properties fo:font-weight="bold" style:font-weight-asian="bold" style:font-weight-complex="bold"/>
    </style:style>
  </office:automatic-styles>
  <office:body>
    <office:spreadsheet>
      <table:table table:name="Competencie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8"/>
        <table:table-column table:style-name="co6" table:default-cell-style-name="ce8"/>
        <table:table-column table:style-name="co7" table:number-columns-repeated="1018" table:default-cell-style-name="ce2"/>
        <table:table-row table:style-name="ro1">
          <table:table-cell table:style-name="ce1" office:value-type="string" calcext:value-type="string">
            <text:p>ID</text:p>
          </table:table-cell>
          <table:table-cell table:style-name="ce1" office:value-type="string" calcext:value-type="string">
            <text:p>Vertical</text:p>
          </table:table-cell>
          <table:table-cell table:style-name="ce1" office:value-type="string" calcext:value-type="string">
            <text:p>Specialism</text:p>
          </table:table-cell>
          <table:table-cell table:style-name="ce4" office:value-type="string" calcext:value-type="string">
            <text:p>Competency Category</text:p>
          </table:table-cell>
          <table:table-cell table:style-name="ce6" office:value-type="string" calcext:value-type="string">
            <text:p>Copyedited title</text:p>
          </table:table-cell>
          <table:table-cell table:style-name="ce12" office:value-type="string" calcext:value-type="string">
            <text:p>Description</text:p>
          </table:table-cell>
          <table:table-cell table:style-name="ce1" table:number-columns-repeated="1018"/>
        </table:table-row>
        <table:table-row table:style-name="ro2">
          <table:table-cell office:value-type="float" office:value="1" calcext:value-type="float">
            <text:p>1</text:p>
          </table:table-cell>
          <table:table-cell office:value-type="string" calcext:value-type="string">
            <text:p>Legal Support</text:p>
          </table:table-cell>
          <table:table-cell/>
          <table:table-cell table:style-name="ce3" office:value-type="string" calcext:value-type="string">
            <text:p>Business Acumen &amp; Problem-solving</text:p>
          </table:table-cell>
          <table:table-cell table:style-name="ce7" office:value-type="string" calcext:value-type="string">
            <text:p>Make decisions based on evidence</text:p>
          </table:table-cell>
          <table:table-cell table:style-name="ce7" office:value-type="string" calcext:value-type="string">
            <text:p><text:span text:style-name="T1">Facilitate evidence-based decision-making in legal services environments.</text:span></text:p>
            <text:p><text:span text:style-name="T2">Organise empirical information in a manner appropriate to be presented to senior management for a range of planning and decision-making actions.</text:span></text:p>
          </table:table-cell>
          <table:table-cell table:number-columns-repeated="1018"/>
        </table:table-row>
        <table:table-row table:style-name="ro3">
          <table:table-cell office:value-type="float" office:value="2" calcext:value-type="float">
            <text:p>2</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7" office:value-type="string" calcext:value-type="string">
            <text:p>Negotiate and manage conflicts</text:p>
          </table:table-cell>
          <table:table-cell table:style-name="ce7" office:value-type="string" calcext:value-type="string">
            <text:p><text:span text:style-name="T1">Perform conflict management and negotiation in legal services environments.</text:span></text:p>
            <text:p><text:span text:style-name="T2">Apply appropriate conflict management and negotiation strategie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3" calcext:value-type="float">
            <text:p>3</text:p>
          </table:table-cell>
          <table:table-cell office:value-type="string" calcext:value-type="string">
            <text:p>Legal Support</text:p>
          </table:table-cell>
          <table:table-cell/>
          <table:table-cell table:style-name="ce3" office:value-type="string" calcext:value-type="string">
            <text:p>Communication &amp; Teamwork</text:p>
          </table:table-cell>
          <table:table-cell table:style-name="ce7" office:value-type="string" calcext:value-type="string">
            <text:p>Foster and motivate teams</text:p>
          </table:table-cell>
          <table:table-cell table:style-name="ce7" office:value-type="string" calcext:value-type="string">
            <text:p><text:span text:style-name="T1">Foster and motivate effective and engaged teams in legal services environments.</text:span></text:p>
            <text:p><text:span text:style-name="T2">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4" calcext:value-type="float">
            <text:p>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Use data analytics tools</text:p>
          </table:table-cell>
          <table:table-cell table:style-name="ce7" office:value-type="string" calcext:value-type="string">
            <text:p><text:span text:style-name="T1">Use data analystics tools relevant to legal services environments.</text:span></text:p>
            <text:p><text:span text:style-name="T2">Perform data analysis using relevant software tools to inform senior management's strategic planning, monitor KPIs and identify trends impacting the legal services environment. </text:span></text:p>
          </table:table-cell>
          <table:table-cell table:number-columns-repeated="1018"/>
        </table:table-row>
        <table:table-row table:style-name="ro4">
          <table:table-cell office:value-type="float" office:value="5" calcext:value-type="float">
            <text:p>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Promote or organise community service or pro bono work</text:p>
          </table:table-cell>
          <table:table-cell table:style-name="ce7" office:value-type="string" calcext:value-type="string">
            <text:p>Promote and demonstrate a commitment to community service by undertaking or facilitating pro bono work.</text:p>
          </table:table-cell>
          <table:table-cell table:number-columns-repeated="1018"/>
        </table:table-row>
        <table:table-row table:style-name="ro5">
          <table:table-cell office:value-type="float" office:value="6" calcext:value-type="float">
            <text:p>6</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office:value-type="string" calcext:value-type="string">
            <text:p>Handle family law matters</text:p>
          </table:table-cell>
          <table:table-cell table:style-name="ce7" office:value-type="string" calcext:value-type="string">
            <text:p>Demonstrate mastery of procedural aspects of legal matters relating to divorce, variation or enforcement of Court orders on ancillary matters in divorce (e.g. maintenance of ex-wife and children, division of assets and properties), adoption, custody of children, proceedings in the Family Court for maintenance and personal protection orders etc.</text:p>
            <text:p>Manage assigned case files for non-contentious matters by conducting client interviews and taking instructions and drafting advice; drafting correspondence and legal documents; negotiating settlements.</text:p>
            <text:p>Undertake mediation of disputes to facilitate out-of-court settlement.</text:p>
            <text:p>Assist in contentious matters by undertaking duties like discovery, scheduling of court hearings, preparation and filing of court documents etc.</text:p>
          </table:table-cell>
          <table:table-cell table:number-columns-repeated="1018"/>
        </table:table-row>
        <table:table-row table:style-name="ro6">
          <table:table-cell office:value-type="float" office:value="7" calcext:value-type="float">
            <text:p>7</text:p>
          </table:table-cell>
          <table:table-cell office:value-type="string" calcext:value-type="string">
            <text:p>Legal Support</text:p>
          </table:table-cell>
          <table:table-cell table:style-name="ce3" office:value-type="string" calcext:value-type="string">
            <text:p>IP Law</text:p>
          </table:table-cell>
          <table:table-cell office:value-type="string" calcext:value-type="string">
            <text:p>Specialisms</text:p>
          </table:table-cell>
          <table:table-cell office:value-type="string" calcext:value-type="string">
            <text:p>Handle IP law matters</text:p>
          </table:table-cell>
          <table:table-cell table:style-name="ce7" office:value-type="string" calcext:value-type="string">
            <text:p>Draft, review, formalise and file IP application forms.</text:p>
            <text:p>Assist in preparation of documentation for IP Adjudication, IP Arbritration, IP Mediation, IP-related negotiations.</text:p>
            <text:p>Conduct investigations and legal research on IP-related laws to help IP Advocates &amp; Solicitors building their case.</text:p>
            <text:p>Act on behalf of organisations or individuals to liaise with the other parties, IP offices, legal counsels.</text:p>
            <text:p>Assist IP Advocates &amp; Solicitors in all IP-related legal documents.</text:p>
            <text:p>Maintain database for IP assets and IP laws.</text:p>
            <text:p>Perform due diligence to support merger and acquisition processes.</text:p>
          </table:table-cell>
          <table:table-cell table:number-columns-repeated="1018"/>
        </table:table-row>
        <table:table-row table:style-name="ro5">
          <table:table-cell office:value-type="float" office:value="8" calcext:value-type="float">
            <text:p>8</text:p>
          </table:table-cell>
          <table:table-cell office:value-type="string" calcext:value-type="string">
            <text:p>Legal Support</text:p>
          </table:table-cell>
          <table:table-cell table:style-name="ce3" office:value-type="string" calcext:value-type="string">
            <text:p>Corporate Secretarial</text:p>
          </table:table-cell>
          <table:table-cell office:value-type="string" calcext:value-type="string">
            <text:p>Specialisms</text:p>
          </table:table-cell>
          <table:table-cell office:value-type="string" calcext:value-type="string">
            <text:p>Perform corporate secretarial duties</text:p>
          </table:table-cell>
          <table:table-cell table:style-name="ce7" office:value-type="string" calcext:value-type="string">
            <text:p>Plan, schedule and execute board and committee meetings with appropriate agendas and in accordance with the company and regulatory requirements.</text:p>
            <text:p>Prepare, disseminate and maintain records of Board and Committee meetings in a secure manner consistent with applicable document retension policies or requirements. </text:p>
            <text:p>Draft, seek inputs on, and maintain minutes of Board and Committee meetings.</text:p>
            <text:p>Manage meeting attendance including appointments of proxies and securing the meeting quorum.</text:p>
            <text:p>Assist with shareholder and investor relations matters.</text:p>
            <text:p>Keep updated on corporate governance best practices and periodically review and recommend improvements to activities related to board and shareholder meetings and responsibilities.</text:p>
          </table:table-cell>
          <table:table-cell table:number-columns-repeated="1018"/>
        </table:table-row>
        <table:table-row table:style-name="ro5">
          <table:table-cell office:value-type="float" office:value="9" calcext:value-type="float">
            <text:p>9</text:p>
          </table:table-cell>
          <table:table-cell office:value-type="string" calcext:value-type="string">
            <text:p>Legal Support</text:p>
          </table:table-cell>
          <table:table-cell table:style-name="ce3" office:value-type="string" calcext:value-type="string">
            <text:p>Structured Products and Derivatives Documentation</text:p>
          </table:table-cell>
          <table:table-cell office:value-type="string" calcext:value-type="string">
            <text:p>Specialisms</text:p>
          </table:table-cell>
          <table:table-cell office:value-type="string" calcext:value-type="string">
            <text:p>Handle structured products and derivatives documentation</text:p>
          </table:table-cell>
          <table:table-cell table:style-name="ce7" office:value-type="string" calcext:value-type="string">
            <text:p>Draft and review trade documentation for structured products and derivatives (e.g. OTC term sheets, final terms and confirmations).</text:p>
            <text:p>Research and communicate developments and updates on legal and regulatory issues relating to structured products and derivatives impacting the region.  </text:p>
            <text:p>Review, amend and negotiate master distribution agreements.</text:p>
            <text:p>Facilitate the development and implementation of compliance policies and procedures.</text:p>
            <text:p>Facilitate  development of technology which automates document production for standardised transaction.</text:p>
            <text:p>Maintain the currency of documentation templates and guidance notes on usage.</text:p>
          </table:table-cell>
          <table:table-cell table:number-columns-repeated="1018"/>
        </table:table-row>
        <table:table-row table:style-name="ro7">
          <table:table-cell office:value-type="float" office:value="10" calcext:value-type="float">
            <text:p>10</text:p>
          </table:table-cell>
          <table:table-cell office:value-type="string" calcext:value-type="string">
            <text:p>Legal Support</text:p>
          </table:table-cell>
          <table:table-cell table:style-name="ce3" office:value-type="string" calcext:value-type="string">
            <text:p>Legal Project Management &amp; Business Process Re-engineering</text:p>
          </table:table-cell>
          <table:table-cell office:value-type="string" calcext:value-type="string">
            <text:p>Specialisms</text:p>
          </table:table-cell>
          <table:table-cell office:value-type="string" calcext:value-type="string">
            <text:p>Handle legal project management</text:p>
          </table:table-cell>
          <table:table-cell table:style-name="ce7" office:value-type="string" calcext:value-type="string">
            <text:p><text:span text:style-name="T1">Develop, implement and maintain project management processes and systems and undertake business process re-engineering in legal services environments.</text:span></text:p>
            <text:p><text:span text:style-name="T2">1. Apply project management concepts to review and improve the management of legal cases and matters having regard to issues of scope, cost, time, quality, documentation, administration and risk management.</text:span></text:p>
            <text:p><text:span text:style-name="T2">2. Develop and implement legal project management systems and processes to ensure consist high quality client service and work product, delivered efficiently and cost-effectively.</text:span></text:p>
            <text:p><text:span text:style-name="T2">Analyse current legal operations within the firm or department and redesign key processes to improve their effectiveness having regard to changes in strategic plans, macroeconomic circumstances, disruptive technologies. </text:span></text:p>
          </table:table-cell>
          <table:table-cell table:number-columns-repeated="1018"/>
        </table:table-row>
        <table:table-row table:style-name="ro8">
          <table:table-cell office:value-type="float" office:value="11" calcext:value-type="float">
            <text:p>11</text:p>
          </table:table-cell>
          <table:table-cell office:value-type="string" calcext:value-type="string">
            <text:p>Legal Support</text:p>
          </table:table-cell>
          <table:table-cell table:style-name="ce3" office:value-type="string" calcext:value-type="string">
            <text:p>Legal Risk &amp; Compliance Management</text:p>
          </table:table-cell>
          <table:table-cell office:value-type="string" calcext:value-type="string">
            <text:p>Specialisms</text:p>
          </table:table-cell>
          <table:table-cell office:value-type="string" calcext:value-type="string">
            <text:p>Handle risk management and compliance</text:p>
          </table:table-cell>
          <table:table-cell table:style-name="ce7" office:value-type="string" calcext:value-type="string">
            <text:p><text:span text:style-name="T1">Develop, implement and maintain risk management and compliance processes and systems in legal services environments.</text:span></text:p>
            <text:p><text:span text:style-name="T2">1. Develop, document and administer standardised AML, KYC and conflicts-checks protocols as part of case management and client-intake workflows. </text:span></text:p>
            <text:p><text:span text:style-name="T2">2. Develop, document and administer standardised procurement, financial planning, review and audit protocols as part of financial management workflows.</text:span></text:p>
            <text:p><text:span text:style-name="T2">3. Develop, document and administer standardised grievance handling, whistle-blowing and workplace safety and health protocols as part of human resource management workflows. </text:span></text:p>
            <text:p><text:span text:style-name="T2">4. Develop, document and administer data protection and confidential information management protocols as part of information security workflows.</text:span></text:p>
            <text:p><text:span text:style-name="T2">5. Undertake regular reviews of compliance with internal protocols and external regulatory requirements, and report to management any deficiencies and risks.</text:span></text:p>
            <text:p><text:span text:style-name="T2">6. Make recommendations to management on addressing deficiencies and risks surfaced through scheduled process and systems reviews, and implement approved recommendations.</text:span></text:p>
            <text:p/>
            <text:p/>
          </table:table-cell>
          <table:table-cell table:number-columns-repeated="1018"/>
        </table:table-row>
        <table:table-row table:style-name="ro9">
          <table:table-cell office:value-type="float" office:value="12" calcext:value-type="float">
            <text:p>12</text:p>
          </table:table-cell>
          <table:table-cell office:value-type="string" calcext:value-type="string">
            <text:p>Legal Support</text:p>
          </table:table-cell>
          <table:table-cell table:style-name="ce3" office:value-type="string" calcext:value-type="string">
            <text:p>Law Office Management</text:p>
          </table:table-cell>
          <table:table-cell office:value-type="string" calcext:value-type="string">
            <text:p>Legal Operations</text:p>
          </table:table-cell>
          <table:table-cell office:value-type="string" calcext:value-type="string">
            <text:p>Develop, implement, and maintain resource and financial planning and management processes and systems in legal services environments.</text:p>
          </table:table-cell>
          <table:table-cell table:style-name="ce7" office:value-type="string" calcext:value-type="string">
            <text:p><text:span text:style-name="T1">Develop, implement and maintain resource and financial planning and management processes and systems in legal services environments.</text:span></text:p>
            <text:p><text:span text:style-name="T2">1. Manage resource planning including budgeting for such resources in accordance with budget planning protocols.</text:span></text:p>
            <text:p><text:span text:style-name="T2">2. Identify and manage appropriate external service providers to support resource needs of firm or department.</text:span></text:p>
            <text:p><text:span text:style-name="T2">3. Manage resources within allocated budget.</text:span></text:p>
            <text:p><text:span text:style-name="T2">4. Establish and administer human resource processes and systems for recruitment, training, remuneration etc.</text:span></text:p>
            <text:p><text:span text:style-name="T2">5. Establish and manage processes and systems for administrative and financial operations of firm or department. </text:span></text:p>
          </table:table-cell>
          <table:table-cell table:number-columns-repeated="1018"/>
        </table:table-row>
        <table:table-row table:style-name="ro10">
          <table:table-cell office:value-type="float" office:value="13" calcext:value-type="float">
            <text:p>13</text:p>
          </table:table-cell>
          <table:table-cell office:value-type="string" calcext:value-type="string">
            <text:p>Legal Support</text:p>
          </table:table-cell>
          <table:table-cell table:style-name="ce3" office:value-type="string" calcext:value-type="string">
            <text:p>Legal Services Business Development</text:p>
          </table:table-cell>
          <table:table-cell office:value-type="string" calcext:value-type="string">
            <text:p>Legal Operations</text:p>
          </table:table-cell>
          <table:table-cell table:style-name="ce9" office:value-type="string" calcext:value-type="string">
            <text:p>Identify and develop opportunities to promote to external stakeholders and potential clients the value-adding products and services of the law practice or legal department.</text:p>
          </table:table-cell>
          <table:table-cell table:style-name="ce7" office:value-type="string" calcext:value-type="string">
            <text:p><text:span text:style-name="T1">Identify and develop opportunities to promote to external stakeholders and potential clients the value-adding products and services of the law practice or legal department.</text:span></text:p>
            <text:p><text:span text:style-name="T2">1. Perform market research and environmental scans to identify key trends affecting the legal services industry and the impact they have on the law practice or legal department.</text:span></text:p>
            <text:p><text:span text:style-name="T2">2. Advise senior management on appropriate marketing and business development strategies.</text:span></text:p>
            <text:p><text:span text:style-name="T2">3. Establish and manage brand identity and corporate communications of law firm or legal department using a variety of media platforms, including social media.</text:span></text:p>
            <text:p><text:span text:style-name="T2">4. Identify and facilitate the pursuit of business opportunities for law firm or legal department.</text:span></text:p>
          </table:table-cell>
          <table:table-cell table:number-columns-repeated="1018"/>
        </table:table-row>
        <table:table-row table:style-name="ro11">
          <table:table-cell office:value-type="float" office:value="14" calcext:value-type="float">
            <text:p>14</text:p>
          </table:table-cell>
          <table:table-cell office:value-type="string" calcext:value-type="string">
            <text:p>Legal Support</text:p>
          </table:table-cell>
          <table:table-cell table:style-name="ce3" office:value-type="string" calcext:value-type="string">
            <text:p>Information Systems, eDiscovery &amp; Litigation Support</text:p>
          </table:table-cell>
          <table:table-cell office:value-type="string" calcext:value-type="string">
            <text:p>Legal Operations</text:p>
          </table:table-cell>
          <table:table-cell table:style-name="ce9" office:value-type="string" calcext:value-type="string">
            <text:p>Develop, implement and maintain information management processes and systems to facilitate and undertake eDiscovery and provide litigation support in legal services environments.</text:p>
          </table:table-cell>
          <table:table-cell table:style-name="ce7" office:value-type="string" calcext:value-type="string">
            <text:p><text:span text:style-name="T1">Develop, implement and maintain information management processes and systems to facilitate and undertake eDiscovery and provide litigation support in legal services environments.</text:span></text:p>
            <text:p><text:span text:style-name="T2">1. Develop, implement and maintain data governance guidelines, data management processes and protocols to establish data ownership, classification, retension and destruction.</text:span></text:p>
            <text:p><text:span text:style-name="T2">2. Develop, implement and maintain litigation support systems and processes to organize, analyze, and present case materials through the use of appropriate case management and courtroom technologies.</text:span></text:p>
            <text:p><text:span text:style-name="T2">3. Develop, implement and maintain systems to manage electronically stored information in a manner which facilitates electronic discovery.</text:span></text:p>
            <text:p/>
          </table:table-cell>
          <table:table-cell table:number-columns-repeated="1018"/>
        </table:table-row>
        <table:table-row table:style-name="ro7">
          <table:table-cell office:value-type="float" office:value="15" calcext:value-type="float">
            <text:p>15</text:p>
          </table:table-cell>
          <table:table-cell office:value-type="string" calcext:value-type="string">
            <text:p>Legal Support</text:p>
          </table:table-cell>
          <table:table-cell table:style-name="ce3" office:value-type="string" calcext:value-type="string">
            <text:p>Legal Research, Learning &amp; Knowledge Management</text:p>
          </table:table-cell>
          <table:table-cell office:value-type="string" calcext:value-type="string">
            <text:p>Legal Operations</text:p>
          </table:table-cell>
          <table:table-cell table:style-name="ce9" office:value-type="string" calcext:value-type="string">
            <text:p>Develop, implement and maintain knowledge and information management processes and systems in legal services environments.</text:p>
          </table:table-cell>
          <table:table-cell table:style-name="ce7" office:value-type="string" calcext:value-type="string">
            <text:p><text:span text:style-name="T1">Develop, implement and maintain knowledge and information management processes and systems in legal services environments.</text:span></text:p>
            <text:p><text:span text:style-name="T2">1. Organise and maintain the creation, acquisition, sharing and reuse of workplace knowledge and information in the form of knowledge management and information management policies and processes of moderate complexity and scale to support needs of legal professionals and para-professionals within a law practice or legal department environment</text:span></text:p>
            <text:p><text:span text:style-name="T2">2. Set up and maintain physical and online libraries of references, precedents and templates</text:span></text:p>
            <text:p><text:span text:style-name="T2">3. Keep updated on and advise senior management on developments in legal knowledge and infromation management systems</text:span></text:p>
            <text:p><text:span text:style-name="T2">4. Facilitate training in the correct usage of knowledge and information management systems within the workplace</text:span></text:p>
            <text:p><text:span text:style-name="T2">5. Identify and address gaps in information literacy at the workplace etc.</text:span></text:p>
          </table:table-cell>
          <table:table-cell table:number-columns-repeated="1018"/>
        </table:table-row>
        <table:table-row table:style-name="ro12">
          <table:table-cell office:value-type="float" office:value="16" calcext:value-type="float">
            <text:p>16</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Perform microeconomic analysis.</text:p>
          </table:table-cell>
          <table:table-cell table:style-name="ce7" office:value-type="string" calcext:value-type="string">
            <text:p><text:span text:style-name="T1">Perform microeconomic analysis.</text:span></text:p>
            <text:p><text:span text:style-name="T2">Analyse the global and local legal services sector using a broad framework of microeconomic principles.</text:span></text:p>
          </table:table-cell>
          <table:table-cell table:number-columns-repeated="1018"/>
        </table:table-row>
        <table:table-row table:style-name="ro12">
          <table:table-cell office:value-type="float" office:value="17" calcext:value-type="float">
            <text:p>17</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Perform macroeconomic analysis.</text:p>
          </table:table-cell>
          <table:table-cell table:style-name="ce7" office:value-type="string" calcext:value-type="string">
            <text:p><text:span text:style-name="T1">Perform macroeconomic analysis.</text:span></text:p>
            <text:p><text:span text:style-name="T2">Analyse the global and local legal services sector using a broad framework of macroeconomic principles.</text:span></text:p>
          </table:table-cell>
          <table:table-cell table:number-columns-repeated="1018"/>
        </table:table-row>
        <table:table-row table:style-name="ro12">
          <table:table-cell office:value-type="float" office:value="18" calcext:value-type="float">
            <text:p>18</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Demonstrate business awareness.</text:p>
          </table:table-cell>
          <table:table-cell table:style-name="ce7" office:value-type="string" calcext:value-type="string">
            <text:p><text:span text:style-name="T1">Demonstrate business awareness.</text:span></text:p>
            <text:p><text:span text:style-name="T2">Appreciate and adopt an entreprenuerial mindset and demonstrate business awareness to enhance the provision of legal services.</text:span></text:p>
          </table:table-cell>
          <table:table-cell table:number-columns-repeated="1018"/>
        </table:table-row>
        <table:table-row table:style-name="ro3">
          <table:table-cell office:value-type="float" office:value="19" calcext:value-type="float">
            <text:p>19</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Apply basic accounting concepts.</text:p>
          </table:table-cell>
          <table:table-cell table:style-name="ce7" office:value-type="string" calcext:value-type="string">
            <text:p><text:span text:style-name="T1">Apply basic accounting concepts.</text:span></text:p>
            <text:p><text:span text:style-name="T2">Appreciate basic accounting concepts and conventions, and their applications in businesses within frequently encountered legal matters; and identify various types of organisations and prepare and interpret final accounts of these organisations.</text:span></text:p>
          </table:table-cell>
          <table:table-cell table:number-columns-repeated="1018"/>
        </table:table-row>
        <table:table-row table:style-name="ro3">
          <table:table-cell office:value-type="float" office:value="20" calcext:value-type="float">
            <text:p>20</text:p>
          </table:table-cell>
          <table:table-cell office:value-type="string" calcext:value-type="string">
            <text:p>Legal Support</text:p>
          </table:table-cell>
          <table:table-cell/>
          <table:table-cell table:style-name="ce3" office:value-type="string" calcext:value-type="string">
            <text:p>Business Acumen &amp; Problem-solving</text:p>
            <text:p/>
          </table:table-cell>
          <table:table-cell table:style-name="ce7" office:value-type="string" calcext:value-type="string">
            <text:p>Undertake legal analysis and problem-solving.</text:p>
          </table:table-cell>
          <table:table-cell table:style-name="ce7" office:value-type="string" calcext:value-type="string">
            <text:p><text:span text:style-name="T1">Undertake legal analysis and problem-solving.</text:span></text:p>
            <text:p><text:span text:style-name="T2">Apply appropriate legal analysis and problem-solving methodologies to identify problems, evaluate possible solutions and arrive at the best solution having regard to the specific circumstances. </text:span></text:p>
          </table:table-cell>
          <table:table-cell table:number-columns-repeated="1018"/>
        </table:table-row>
        <table:table-row table:style-name="ro13">
          <table:table-cell office:value-type="float" office:value="21" calcext:value-type="float">
            <text:p>21</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relating to criminal litigation.</text:p>
          </table:table-cell>
          <table:table-cell table:style-name="ce7" office:value-type="string" calcext:value-type="string">
            <text:p><text:span text:style-name="T1">Undertake legal operations relating to criminal litigation.</text:span></text:p>
            <text:p><text:span text:style-name="T2">Understand the law relating to criminal offences and defences, and perform the litigation support and procedural aspects connected with criminal matters (from arrest to criminal litigation and appeal)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13">
          <table:table-cell office:value-type="float" office:value="22" calcext:value-type="float">
            <text:p>22</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civil litigation.</text:p>
          </table:table-cell>
          <table:table-cell table:style-name="ce7" office:value-type="string" calcext:value-type="string">
            <text:p><text:span text:style-name="T1">Undertake legal operations work relating to civil litigation.</text:span></text:p>
            <text:p><text:span text:style-name="T2">Identify and understand the main areas of civil actions available to parties seeking civil redress, and perform the litigation support and procedural aspects of a civil litigation process from commencement of a writ action to enforcement of a judgement in routinely encountered actions (e.g. preparing legal documents such as briefs, pleadings, applications, organising exhibits, making document submissions via electronic filing systems etc).</text:span></text:p>
          </table:table-cell>
          <table:table-cell table:number-columns-repeated="1018"/>
        </table:table-row>
        <table:table-row table:style-name="ro3">
          <table:table-cell office:value-type="float" office:value="23" calcext:value-type="float">
            <text:p>23</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real estate transactions.</text:p>
          </table:table-cell>
          <table:table-cell table:style-name="ce7" office:value-type="string" calcext:value-type="string">
            <text:p><text:span text:style-name="T1">Undertake legal operations work relating to real estate transactions.</text:span></text:p>
            <text:p><text:span text:style-name="T2">Understand the basic concepts relating to real property in Singapore and perform the procedural aspects connected with routine property transactions (e.g. undertaking SLA searches; preparing real estate closing statements etc).</text:span></text:p>
          </table:table-cell>
          <table:table-cell table:number-columns-repeated="1018"/>
        </table:table-row>
        <table:table-row table:style-name="ro3">
          <table:table-cell office:value-type="float" office:value="24" calcext:value-type="float">
            <text:p>24</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family services.</text:p>
          </table:table-cell>
          <table:table-cell table:style-name="ce7" office:value-type="string" calcext:value-type="string">
            <text:p><text:span text:style-name="T1">Undertake legal operations work relating to family services.</text:span></text:p>
            <text:p><text:span text:style-name="T2">Understand the law relating to the family in Singapore and perform procedural aspects connected with routinely encountered family matters (e.g. negotiating simple settlements, preparing court documents and client correspondence).</text:span></text:p>
          </table:table-cell>
          <table:table-cell table:number-columns-repeated="1018"/>
        </table:table-row>
        <table:table-row table:style-name="ro9">
          <table:table-cell office:value-type="float" office:value="25" calcext:value-type="float">
            <text:p>25</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relating to corporate/commercial</text:p>
          </table:table-cell>
          <table:table-cell table:style-name="ce7" office:value-type="string" calcext:value-type="string">
            <text:p><text:span text:style-name="T1">Undertake legal operations relating to corporate/commercial transactions and corporate secretarial requirements.</text:span></text:p>
            <text:p><text:span text:style-name="T2">1. Understand formation of contracts and the rights and obligations and remedies for breach, and apply such knowledge to review and complete standard form contractual documents. </text:span></text:p>
            <text:p><text:span text:style-name="T2">2. Understand the basic law that governs and regulates companies and the accounting requirements for such companies and partnerships, and perform due diligence based on principles for good corporate governance and internal compliance requirements (e.g. doing ACRA searches and filings, and basic corporate secretarial duties).</text:span></text:p>
          </table:table-cell>
          <table:table-cell table:number-columns-repeated="1018"/>
        </table:table-row>
        <table:table-row table:style-name="ro13">
          <table:table-cell office:value-type="float" office:value="26" calcext:value-type="float">
            <text:p>26</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IP transactions.</text:p>
          </table:table-cell>
          <table:table-cell table:style-name="ce7" office:value-type="string" calcext:value-type="string">
            <text:p><text:span text:style-name="T1">Undertake legal operations work relating to IP transactions.</text:span></text:p>
            <text:p><text:span text:style-name="T2">Understand the substantive law relating to confidential information, trademarks, patents and copyright, and perform procedural aspects connected with routine IP transactions (e.g. registration of copyright and trademarks)</text:span></text:p>
            <text:p><text:span text:style-name="T2">[Refer also to IP Paralegal Competencies within the IPCF Framework.]</text:span></text:p>
          </table:table-cell>
          <table:table-cell table:number-columns-repeated="1018"/>
        </table:table-row>
        <table:table-row table:style-name="ro3">
          <table:table-cell office:value-type="float" office:value="27" calcext:value-type="float">
            <text:p>27</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Undertake legal operations work relating to estates and trusts. </text:p>
          </table:table-cell>
          <table:table-cell table:style-name="ce7" office:value-type="string" calcext:value-type="string">
            <text:p><text:span text:style-name="T1">Undertake legal operations work relating to estates and trusts. </text:span></text:p>
            <text:p><text:span text:style-name="T2">Understand the law relating to trusts, wills, probate and administration and perform the procedural aspects connected with routinely encountered matters (e.g. preparation and registration of simple wills)</text:span></text:p>
          </table:table-cell>
          <table:table-cell table:number-columns-repeated="1018"/>
        </table:table-row>
        <table:table-row table:style-name="ro3">
          <table:table-cell office:value-type="float" office:value="28" calcext:value-type="float">
            <text:p>28</text:p>
          </table:table-cell>
          <table:table-cell office:value-type="string" calcext:value-type="string">
            <text:p>Legal Support</text:p>
          </table:table-cell>
          <table:table-cell/>
          <table:table-cell table:style-name="ce3" office:value-type="string" calcext:value-type="string">
            <text:p>Legal Operations</text:p>
          </table:table-cell>
          <table:table-cell table:style-name="ce7" office:value-type="string" calcext:value-type="string">
            <text:p>Facilitate legal discussions and client <text:s/>interviews.</text:p>
          </table:table-cell>
          <table:table-cell table:style-name="ce7" office:value-type="string" calcext:value-type="string">
            <text:p><text:span text:style-name="T1">Facilitate legal discussions and client interviews.</text:span></text:p>
            <text:p><text:span text:style-name="T2">Organise and conduct meetings with clients and other professionals to discuss details of case with or acting on instructions from a more senior legal professional, including preparing agendas and minutes/file notes.</text:span></text:p>
          </table:table-cell>
          <table:table-cell table:number-columns-repeated="1018"/>
        </table:table-row>
        <table:table-row table:style-name="ro5">
          <table:table-cell office:value-type="float" office:value="29" calcext:value-type="float">
            <text:p>29</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Perform academic writing and presentation.</text:p>
          </table:table-cell>
          <table:table-cell table:style-name="ce7" office:value-type="string" calcext:value-type="string">
            <text:p><text:span text:style-name="T1">Perform academic writing and presentation.</text:span></text:p>
            <text:p><text:span text:style-name="T2">Participate in and contribute to scholarly discourse within a higher education setting in an appropriate manner in written and spoken formats.</text:span></text:p>
          </table:table-cell>
          <table:table-cell table:number-columns-repeated="1018"/>
        </table:table-row>
        <table:table-row table:style-name="ro5">
          <table:table-cell office:value-type="float" office:value="30" calcext:value-type="float">
            <text:p>30</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Communicate in a range of work-related contexts.</text:p>
          </table:table-cell>
          <table:table-cell table:style-name="ce7" office:value-type="string" calcext:value-type="string">
            <text:p><text:span text:style-name="T1">Communicate in a range of work-related contexts.</text:span></text:p>
            <text:p><text:span text:style-name="T2">Communicate effectively in the workplace including conferring with court staff to clarify information; and communicating with individuals involved in legal processes to provide information and clarify issues.</text:span></text:p>
          </table:table-cell>
          <table:table-cell table:number-columns-repeated="1018"/>
        </table:table-row>
        <table:table-row table:style-name="ro5">
          <table:table-cell office:value-type="float" office:value="31" calcext:value-type="float">
            <text:p>3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Facilitate teamwork.</text:p>
          </table:table-cell>
          <table:table-cell table:style-name="ce7" office:value-type="string" calcext:value-type="string">
            <text:p><text:span text:style-name="T1">Facilitate teamwork.</text:span></text:p>
            <text:p><text:span text:style-name="T2">Appreciate and demonstrate team-leadership, followership and team effectiveness.</text:span></text:p>
          </table:table-cell>
          <table:table-cell table:number-columns-repeated="1018"/>
        </table:table-row>
        <table:table-row table:style-name="ro5">
          <table:table-cell office:value-type="float" office:value="32" calcext:value-type="float">
            <text:p>3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Facilitate workplace communications and processes. </text:p>
          </table:table-cell>
          <table:table-cell table:style-name="ce7" office:value-type="string" calcext:value-type="string">
            <text:p><text:span text:style-name="T1">Facilitate workplace communications and processes. </text:span></text:p>
            <text:p><text:span text:style-name="T2">Apply understanding of key determinants of individual and group behaviour in an organisation to improve workplace communications and systems.</text:span></text:p>
          </table:table-cell>
          <table:table-cell table:number-columns-repeated="1018"/>
        </table:table-row>
        <table:table-row table:style-name="ro3">
          <table:table-cell office:value-type="float" office:value="33" calcext:value-type="float">
            <text:p>33</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Manage workplace legal technologies.</text:p>
          </table:table-cell>
          <table:table-cell table:style-name="ce7" office:value-type="string" calcext:value-type="string">
            <text:p><text:span text:style-name="T1">Manage workplace legal technologies.</text:span></text:p>
            <text:p><text:span text:style-name="T2">Appreciate the fundamental concepts in the main hardware components of a computer system and user experience of legal software and apply understanding to troubleshoot and solve IT hardware and software problems commonly encountered in the workplace.</text:span></text:p>
          </table:table-cell>
          <table:table-cell table:number-columns-repeated="1018"/>
        </table:table-row>
        <table:table-row table:style-name="ro3">
          <table:table-cell office:value-type="float" office:value="34" calcext:value-type="float">
            <text:p>3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Develop and maintain standard operating procedures. </text:p>
          </table:table-cell>
          <table:table-cell table:style-name="ce7"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sing and tracking case files.</text:span></text:p>
          </table:table-cell>
          <table:table-cell table:number-columns-repeated="1018"/>
        </table:table-row>
        <table:table-row table:style-name="ro3">
          <table:table-cell office:value-type="float" office:value="35" calcext:value-type="float">
            <text:p>35</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Undertake litigation support functions.</text:p>
          </table:table-cell>
          <table:table-cell table:style-name="ce7" office:value-type="string" calcext:value-type="string">
            <text:p><text:span text:style-name="T1">Undertake litigation support functions.</text:span></text:p>
            <text:p><text:span text:style-name="T2">Operate document management, e-discovery and e-filing technologies to identify, preserve, collect, produce and manage electronically stored information in litigation.</text:span></text:p>
          </table:table-cell>
          <table:table-cell table:number-columns-repeated="1018"/>
        </table:table-row>
        <table:table-row table:style-name="ro13">
          <table:table-cell office:value-type="float" office:value="36" calcext:value-type="float">
            <text:p>36</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Conduct legal research, investigate facts and check documents.</text:p>
          </table:table-cell>
          <table:table-cell table:style-name="ce7" office:value-type="string" calcext:value-type="string">
            <text:p><text:span text:style-name="T1">Conduct legal research, investigate facts and check documents.</text:span></text:p>
            <text:p><text:span text:style-name="T2">Investigate facts and law (legislation, cases, regulations) by searching pertinent sources (such as public records and legal databases) to surface and check information and documents, inform causes of action, and assist more senior legal professionals and para-professionals in the preparation and management of cases. </text:span></text:p>
          </table:table-cell>
          <table:table-cell table:number-columns-repeated="1018"/>
        </table:table-row>
        <table:table-row table:style-name="ro2">
          <table:table-cell office:value-type="float" office:value="37" calcext:value-type="float">
            <text:p>37</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Manage workplace challenges.</text:p>
          </table:table-cell>
          <table:table-cell table:style-name="ce7" office:value-type="string" calcext:value-type="string">
            <text:p><text:span text:style-name="T1">Manage workplace challenges.</text:span></text:p>
            <text:p><text:span text:style-name="T2">Apply stress- and time-management techniques to deal with workplace challenges effectively and maintain professional and personal well-being.</text:span></text:p>
          </table:table-cell>
          <table:table-cell table:number-columns-repeated="1018"/>
        </table:table-row>
        <table:table-row table:style-name="ro3">
          <table:table-cell office:value-type="float" office:value="38" calcext:value-type="float">
            <text:p>38</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Understand the legal system and its associated professional responsibilities.</text:p>
          </table:table-cell>
          <table:table-cell table:style-name="ce7" office:value-type="string" calcext:value-type="string">
            <text:p><text:span text:style-name="T1">Appreciate legal system and professional responsibilities.</text:span></text:p>
            <text:p><text:span text:style-name="T2">Appreciate the concept of law and the legal system in Singapore; and the professional and ethical duties of legal professionals and para-professionals including consequences for ethical breaches.</text:span></text:p>
          </table:table-cell>
          <table:table-cell table:number-columns-repeated="1018"/>
        </table:table-row>
        <table:table-row table:style-name="ro5">
          <table:table-cell office:value-type="float" office:value="39" calcext:value-type="float">
            <text:p>39</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Document and maintain standard operating procedures.</text:p>
          </table:table-cell>
          <table:table-cell table:style-name="ce10" office:value-type="string" calcext:value-type="string">
            <text:p><text:span text:style-name="T3">Document and maintain standard operating procedures.</text:span></text:p>
            <text:p><text:span text:style-name="T4">Document administrative standard operating procedures and protocols, monitor compliance and revise as needed to maintain service standards and compliance with regulatory obligations.</text:span></text:p>
          </table:table-cell>
          <table:table-cell table:number-columns-repeated="1018"/>
        </table:table-row>
        <table:table-row table:style-name="ro5">
          <table:table-cell office:value-type="float" office:value="40" calcext:value-type="float">
            <text:p>40</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Manage multiple teams and projects.</text:p>
          </table:table-cell>
          <table:table-cell table:style-name="ce10" office:value-type="string" calcext:value-type="string">
            <text:p><text:span text:style-name="T3">Manage multiple teams and projects.</text:span></text:p>
            <text:p><text:span text:style-name="T4">Assign and supervise work activities amongst one or more teams working on one or more projects.</text:span></text:p>
          </table:table-cell>
          <table:table-cell table:number-columns-repeated="1018"/>
        </table:table-row>
        <table:table-row table:style-name="ro5">
          <table:table-cell office:value-type="float" office:value="41" calcext:value-type="float">
            <text:p>41</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Prepare written reports.</text:p>
          </table:table-cell>
          <table:table-cell table:style-name="ce10" office:value-type="string" calcext:value-type="string">
            <text:p><text:span text:style-name="T3">Prepare written reports.</text:span></text:p>
            <text:p><text:span text:style-name="T4">Prepare written reports in appropriate formats to provide operational and administrative updates on key areas of work.</text:span></text:p>
          </table:table-cell>
          <table:table-cell table:number-columns-repeated="1018"/>
        </table:table-row>
        <table:table-row table:style-name="ro5">
          <table:table-cell office:value-type="float" office:value="42" calcext:value-type="float">
            <text:p>42</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Prepare budgets for my department or firm.</text:p>
          </table:table-cell>
          <table:table-cell table:style-name="ce10" office:value-type="string" calcext:value-type="string">
            <text:p><text:span text:style-name="T3">Prepare budget for department or firm operations.</text:span></text:p>
            <text:p><text:span text:style-name="T4">Determine resources needed for the ongoing operation of the department, firm, unit including goods, services and manpower needs, in accordance with instructions from management and budgetary limitations and financial approvals. </text:span></text:p>
          </table:table-cell>
          <table:table-cell table:number-columns-repeated="1018"/>
        </table:table-row>
        <table:table-row table:style-name="ro5">
          <table:table-cell office:value-type="float" office:value="43" calcext:value-type="float">
            <text:p>43</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Prepare financial reports.</text:p>
          </table:table-cell>
          <table:table-cell table:style-name="ce10" office:value-type="string" calcext:value-type="string">
            <text:p><text:span text:style-name="T3">Prepare financial reports.</text:span></text:p>
            <text:p><text:span text:style-name="T4">Prepare basic financial reports and perform basic bookkeeping/accounting/payroll tasks in consultation with outsourced financial services (where applicable).</text:span></text:p>
          </table:table-cell>
          <table:table-cell table:number-columns-repeated="1018"/>
        </table:table-row>
        <table:table-row table:style-name="ro5">
          <table:table-cell office:value-type="float" office:value="44" calcext:value-type="float">
            <text:p>44</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Manage human resource processes.</text:p>
          </table:table-cell>
          <table:table-cell table:style-name="ce10" office:value-type="string" calcext:value-type="string">
            <text:p><text:span text:style-name="T5">Manage human resource matters for department or firm.</text:span><text:span text:style-name="T6"> </text:span></text:p>
            <text:p><text:span text:style-name="T4">Develop and apply processes for the recruitment, evaluation and development of human resources in accordance with HR best practices.</text:span></text:p>
          </table:table-cell>
          <table:table-cell table:number-columns-repeated="1018"/>
        </table:table-row>
        <table:table-row table:style-name="ro5">
          <table:table-cell office:value-type="float" office:value="45" calcext:value-type="float">
            <text:p>45</text:p>
          </table:table-cell>
          <table:table-cell office:value-type="string" calcext:value-type="string">
            <text:p>Legal Support</text:p>
          </table:table-cell>
          <table:table-cell/>
          <table:table-cell table:style-name="ce3" office:value-type="string" calcext:value-type="string">
            <text:p>Administration &amp; Productivity</text:p>
            <text:p/>
            <text:p/>
            <text:p/>
            <text:p/>
          </table:table-cell>
          <table:table-cell table:style-name="ce7" office:value-type="string" calcext:value-type="string">
            <text:p>Assist with corporate secretarial requirements/duties.</text:p>
          </table:table-cell>
          <table:table-cell table:style-name="ce10" office:value-type="string" calcext:value-type="string">
            <text:p><text:span text:style-name="T3">Assist with corporate secretarial requirements/duties.</text:span></text:p>
            <text:p><text:span text:style-name="T4">Assist with routine corporate secretarial processes and requirements in consultation with legal professional.</text:span></text:p>
          </table:table-cell>
          <table:table-cell table:number-columns-repeated="1018"/>
        </table:table-row>
        <table:table-row table:style-name="ro14">
          <table:table-cell office:value-type="float" office:value="46" calcext:value-type="float">
            <text:p>46</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Resolve workplace conflict.</text:p>
          </table:table-cell>
          <table:table-cell table:style-name="ce10" office:value-type="string" calcext:value-type="string">
            <text:p><text:span text:style-name="T3">Resolve workplace conflict.</text:span></text:p>
            <text:p><text:span text:style-name="T4">Deal constructively with and resolve conflict in the workplace and in work-related contexts.</text:span></text:p>
          </table:table-cell>
          <table:table-cell table:number-columns-repeated="1018"/>
        </table:table-row>
        <table:table-row table:style-name="ro14">
          <table:table-cell office:value-type="float" office:value="47" calcext:value-type="float">
            <text:p>47</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Provide feedback and review performance.</text:p>
          </table:table-cell>
          <table:table-cell table:style-name="ce10" office:value-type="string" calcext:value-type="string">
            <text:p><text:span text:style-name="T3">Provide feedback and review performance.</text:span></text:p>
            <text:p><text:span text:style-name="T4">Give regular feedback on performance to individuals you have supervisory responsibility over including communicating and periodically reviewing performance standards.</text:span></text:p>
          </table:table-cell>
          <table:table-cell table:number-columns-repeated="1018"/>
        </table:table-row>
        <table:table-row table:style-name="ro14">
          <table:table-cell office:value-type="float" office:value="48" calcext:value-type="float">
            <text:p>48</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Communicate in challenging situations.</text:p>
          </table:table-cell>
          <table:table-cell table:style-name="ce10" office:value-type="string" calcext:value-type="string">
            <text:p><text:span text:style-name="T3">Communicate in challenging situations.</text:span></text:p>
            <text:p><text:span text:style-name="T4">Communicate difficult news or with challenging clients and colleagues.</text:span></text:p>
          </table:table-cell>
          <table:table-cell table:number-columns-repeated="1018"/>
        </table:table-row>
        <table:table-row table:style-name="ro14">
          <table:table-cell office:value-type="float" office:value="49" calcext:value-type="float">
            <text:p>49</text:p>
          </table:table-cell>
          <table:table-cell office:value-type="string" calcext:value-type="string">
            <text:p>Legal Support</text:p>
          </table:table-cell>
          <table:table-cell/>
          <table:table-cell table:style-name="ce3" office:value-type="string" calcext:value-type="string">
            <text:p>Communication &amp; Teamwork</text:p>
            <text:p/>
            <text:p/>
            <text:p/>
          </table:table-cell>
          <table:table-cell table:style-name="ce7" office:value-type="string" calcext:value-type="string">
            <text:p>Provide mentorship.</text:p>
          </table:table-cell>
          <table:table-cell table:style-name="ce10" office:value-type="string" calcext:value-type="string">
            <text:p><text:span text:style-name="T3">Provide mentorship.</text:span></text:p>
            <text:p><text:span text:style-name="T4">Mentor junior staff in the best practices and core values of your area of work.</text:span></text:p>
          </table:table-cell>
          <table:table-cell table:number-columns-repeated="1018"/>
        </table:table-row>
        <table:table-row table:style-name="ro3">
          <table:table-cell office:value-type="float" office:value="50" calcext:value-type="float">
            <text:p>50</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7" office:value-type="string" calcext:value-type="string">
            <text:p>Perform basic legal research. </text:p>
          </table:table-cell>
          <table:table-cell table:style-name="ce7" office:value-type="string" calcext:value-type="string">
            <text:p><text:span text:style-name="T1">Perform basic legal research. </text:span></text:p>
            <text:p><text:span text:style-name="T2">Perform and report routine legal research and searches of key legal databases such as case law and legislation searches on LawNet and other common legal information databases and information retrieval software.</text:span></text:p>
          </table:table-cell>
          <table:table-cell table:number-columns-repeated="1018"/>
        </table:table-row>
        <table:table-row table:style-name="ro3">
          <table:table-cell office:value-type="float" office:value="51" calcext:value-type="float">
            <text:p>51</text:p>
          </table:table-cell>
          <table:table-cell office:value-type="string" calcext:value-type="string">
            <text:p>Legal Support</text:p>
          </table:table-cell>
          <table:table-cell/>
          <table:table-cell table:style-name="ce3" office:value-type="string" calcext:value-type="string">
            <text:p>Technology &amp; Information</text:p>
            <text:p/>
            <text:p/>
          </table:table-cell>
          <table:table-cell table:style-name="ce7" office:value-type="string" calcext:value-type="string">
            <text:p>Utilise workplace productivity tools.</text:p>
          </table:table-cell>
          <table:table-cell table:style-name="ce7" office:value-type="string" calcext:value-type="string">
            <text:p><text:span text:style-name="T1">Utilise workplace productivity tools.</text:span></text:p>
            <text:p><text:span text:style-name="T2">Perform advanced word-process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52" calcext:value-type="float">
            <text:p>52</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Deliver and maintain service excellence.</text:p>
          </table:table-cell>
          <table:table-cell table:style-name="ce7" office:value-type="string" calcext:value-type="string">
            <text:p><text:span text:style-name="T1">Deliver and maintain service excellence.</text:span></text:p>
            <text:p><text:span text:style-name="T2">Devise and implement continuous improvement review processes for client care standards (including client needs asessement) and undertake periodic evaluations of team's performance (e.g. through evaluating client satisfaction) and address areas for improvement.</text:span></text:p>
          </table:table-cell>
          <table:table-cell table:number-columns-repeated="1018"/>
        </table:table-row>
        <table:table-row table:style-name="ro2">
          <table:table-cell office:value-type="float" office:value="53" calcext:value-type="float">
            <text:p>53</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Facilitate compliance with regulatory obligations. </text:p>
          </table:table-cell>
          <table:table-cell table:style-name="ce10" office:value-type="string" calcext:value-type="string">
            <text:p><text:span text:style-name="T3">Facilitate compliance with regulatory obligations. </text:span></text:p>
            <text:p><text:span text:style-name="T4">Monitor and communicate changes in internal procedures and relevant compliance and regulatory obligations based on developments in external environment.</text:span></text:p>
          </table:table-cell>
          <table:table-cell table:number-columns-repeated="1018"/>
        </table:table-row>
        <table:table-row table:style-name="ro3">
          <table:table-cell office:value-type="float" office:value="54" calcext:value-type="float">
            <text:p>54</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Use feedback and reflection for improving workplace productivity. </text:p>
          </table:table-cell>
          <table:table-cell table:style-name="ce10" office:value-type="string" calcext:value-type="string">
            <text:p><text:span text:style-name="T3">Use feedback and reflection for improving workplace productivity. </text:span></text:p>
            <text:p><text:span text:style-name="T4">Plan and conduct regular dialogues with supervisors/management on the progress of actual and pending work, expected delays or unexpected developments, options for delegation to improve productivity and timeliness, and propose solutions to any problems presented.</text:span></text:p>
          </table:table-cell>
          <table:table-cell table:number-columns-repeated="1018"/>
        </table:table-row>
        <table:table-row table:style-name="ro2">
          <table:table-cell office:value-type="float" office:value="55" calcext:value-type="float">
            <text:p>55</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mprove workplace processes and policies.</text:p>
          </table:table-cell>
          <table:table-cell table:style-name="ce10" office:value-type="string" calcext:value-type="string">
            <text:p><text:span text:style-name="T3">Improve workplace processes and policies.</text:span></text:p>
            <text:p><text:span text:style-name="T4">Contribute ideas to improve the effectiveness of internal systems and procedures and highlight any gaps or risks.</text:span></text:p>
          </table:table-cell>
          <table:table-cell table:number-columns-repeated="1018"/>
        </table:table-row>
        <table:table-row table:style-name="ro2">
          <table:table-cell office:value-type="float" office:value="56" calcext:value-type="float">
            <text:p>56</text:p>
          </table:table-cell>
          <table:table-cell office:value-type="string" calcext:value-type="string">
            <text:p>Legal Support</text:p>
          </table:table-cell>
          <table:table-cell/>
          <table:table-cell table:style-name="ce3" office:value-type="string" calcext:value-type="string">
            <text:p>Professionalism &amp; Service</text:p>
          </table:table-cell>
          <table:table-cell table:style-name="ce7" office:value-type="string" calcext:value-type="string">
            <text:p>Identify learning needs for self and others.</text:p>
          </table:table-cell>
          <table:table-cell table:style-name="ce10" office:value-type="string" calcext:value-type="string">
            <text:p><text:span text:style-name="T3">Identify learning needs for self and others.</text:span></text:p>
            <text:p><text:span text:style-name="T4">Identify any skills gaps in the team and propose training or mentoring options in order to close the gap.</text:span></text:p>
          </table:table-cell>
          <table:table-cell table:number-columns-repeated="1018"/>
        </table:table-row>
        <table:table-row table:style-name="ro13">
          <table:table-cell office:value-type="float" office:value="57" calcext:value-type="float">
            <text:p>57</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Prepare business correspondence and legal documents.</text:p>
          </table:table-cell>
          <table:table-cell table:style-name="ce10" office:value-type="string" calcext:value-type="string">
            <text:p><text:span text:style-name="T3">Prepare business correspondence and legal documents.</text:span></text:p>
            <text:p><text:span text:style-name="T4">Prepare and assemble business correspondence and other legal documents in appropriate hardcopy and softcopy formats for use at meetings, submission to the courts and/or clients and/or opposing counsel and/or other stakeholders in a manner that is compliant with regulations (if any are applicable, e.g. document bundles, pleadings etc meant for court hearings; contracts; documents for regulatory submissions etc) and industry best practices. </text:span></text:p>
          </table:table-cell>
          <table:table-cell table:number-columns-repeated="1018"/>
        </table:table-row>
        <table:table-row table:style-name="ro3">
          <table:table-cell office:value-type="float" office:value="58" calcext:value-type="float">
            <text:p>58</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Perform law office financial operations duties.</text:p>
          </table:table-cell>
          <table:table-cell table:style-name="ce10" office:value-type="string" calcext:value-type="string">
            <text:p><text:span text:style-name="T3">Perform law office financial operations duties.</text:span></text:p>
            <text:p><text:span text:style-name="T4">Assist in preparing, maintaining and processing timesheets and claims; pay and issue invoices and bills; and comply with billing requirements, including narratives, in accordance with applicable procedures and guidelines (and using the relevant accounting software where applicable).</text:span></text:p>
          </table:table-cell>
          <table:table-cell table:number-columns-repeated="1018"/>
        </table:table-row>
        <table:table-row table:style-name="ro3">
          <table:table-cell office:value-type="float" office:value="59" calcext:value-type="float">
            <text:p>59</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Identify completeness of standard legal documents. </text:p>
          </table:table-cell>
          <table:table-cell table:style-name="ce10" office:value-type="string" calcext:value-type="string">
            <text:p><text:span text:style-name="T3">Identify completeness of standard legal documents. </text:span></text:p>
            <text:p><text:span text:style-name="T4">Identify the standard documents used in your area of work and their requirements for validity (e.g. authentication, lodgement, registration or stamping requirements).</text:span></text:p>
          </table:table-cell>
          <table:table-cell table:number-columns-repeated="1018"/>
        </table:table-row>
        <table:table-row table:style-name="ro3">
          <table:table-cell office:value-type="float" office:value="60" calcext:value-type="float">
            <text:p>60</text:p>
          </table:table-cell>
          <table:table-cell office:value-type="string" calcext:value-type="string">
            <text:p>Legal Support</text:p>
          </table:table-cell>
          <table:table-cell/>
          <table:table-cell table:style-name="ce3" office:value-type="string" calcext:value-type="string">
            <text:p>Administration &amp; Productivity</text:p>
          </table:table-cell>
          <table:table-cell table:style-name="ce7" office:value-type="string" calcext:value-type="string">
            <text:p>Coordinate business meetings.</text:p>
          </table:table-cell>
          <table:table-cell table:style-name="ce10" office:value-type="string" calcext:value-type="string">
            <text:p><text:span text:style-name="T3">Coordinate business meetings.</text:span></text:p>
            <text:p><text:span text:style-name="T4">Organise formal meetings with internal and external parties including preparing and circulating an agenda, making logistical arrangements, setting up of required telecommunication systems, and preparing a seating plan, and circulating documents ahead of meeting.</text:span></text:p>
          </table:table-cell>
          <table:table-cell table:number-columns-repeated="1018"/>
        </table:table-row>
        <table:table-row table:style-name="ro5">
          <table:table-cell office:value-type="float" office:value="61" calcext:value-type="float">
            <text:p>61</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Draft meeting minutes.</text:p>
          </table:table-cell>
          <table:table-cell table:style-name="ce10" office:value-type="string" calcext:value-type="string">
            <text:p><text:span text:style-name="T5">Draft meeting minutes</text:span><text:span text:style-name="T6">.</text:span></text:p>
            <text:p><text:span text:style-name="T4">Record and/or transcribe information from meeting or other formal proceedings in the form of minutes of meeting, transcribed dictation or recording of meeting, verbatim notes of client interview etc. in formats appropriate for review by the intended readers (e.g. internal memo for reference by the internal team v. formal minutes for approval by committee members).</text:span></text:p>
          </table:table-cell>
          <table:table-cell table:number-columns-repeated="1018"/>
        </table:table-row>
        <table:table-row table:style-name="ro5">
          <table:table-cell office:value-type="float" office:value="62" calcext:value-type="float">
            <text:p>62</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Communicate information in written formats.</text:p>
          </table:table-cell>
          <table:table-cell table:style-name="ce10" office:value-type="string" calcext:value-type="string">
            <text:p><text:span text:style-name="T3">Communicate information in written formats.</text:span></text:p>
            <text:p><text:span text:style-name="T4">Present ideas and information effectively, and with discretion and diplomacy where necessary, in the form of written communication to various audiences for various purposes.</text:span></text:p>
          </table:table-cell>
          <table:table-cell table:number-columns-repeated="1018"/>
        </table:table-row>
        <table:table-row table:style-name="ro5">
          <table:table-cell office:value-type="float" office:value="63" calcext:value-type="float">
            <text:p>63</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Manage team to deal with multiple work demands.</text:p>
          </table:table-cell>
          <table:table-cell table:style-name="ce10" office:value-type="string" calcext:value-type="string">
            <text:p><text:span text:style-name="T3">Manage team to deal with multiple work demands.</text:span></text:p>
            <text:p><text:span text:style-name="T4">Delegate and monitor work effectively, and provide guidance and support to team members to ensure high quality and timely completion of work.</text:span></text:p>
          </table:table-cell>
          <table:table-cell table:number-columns-repeated="1018"/>
        </table:table-row>
        <table:table-row table:style-name="ro3">
          <table:table-cell office:value-type="float" office:value="64" calcext:value-type="float">
            <text:p>64</text:p>
          </table:table-cell>
          <table:table-cell office:value-type="string" calcext:value-type="string">
            <text:p>Legal Support</text:p>
          </table:table-cell>
          <table:table-cell/>
          <table:table-cell table:style-name="ce3" office:value-type="string" calcext:value-type="string">
            <text:p>Technology &amp; Information</text:p>
          </table:table-cell>
          <table:table-cell table:style-name="ce7" office:value-type="string" calcext:value-type="string">
            <text:p>Maintain information management processes. </text:p>
          </table:table-cell>
          <table:table-cell table:style-name="ce7" office:value-type="string" calcext:value-type="string">
            <text:p><text:span text:style-name="T1">Maintain information management processes. </text:span></text:p>
            <text:p><text:span text:style-name="T2">Apply appropriate organising and indexing techniques to create and maintain a hardcopy and softcopy filing system for a range of different types if documents, data and information.</text:span></text:p>
          </table:table-cell>
          <table:table-cell table:number-columns-repeated="1018"/>
        </table:table-row>
        <table:table-row table:style-name="ro5">
          <table:table-cell office:value-type="float" office:value="65" calcext:value-type="float">
            <text:p>65</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Perform online research.</text:p>
          </table:table-cell>
          <table:table-cell table:style-name="ce7" office:value-type="string" calcext:value-type="string">
            <text:p><text:span text:style-name="T1">Perform online research.</text:span></text:p>
            <text:p><text:span text:style-name="T2">Perform and report Internet research using appropriate information retrieval or search software.</text:span></text:p>
          </table:table-cell>
          <table:table-cell table:number-columns-repeated="1018"/>
        </table:table-row>
        <table:table-row table:style-name="ro5">
          <table:table-cell office:value-type="float" office:value="66" calcext:value-type="float">
            <text:p>66</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Perform presentation functions.</text:p>
          </table:table-cell>
          <table:table-cell table:style-name="ce7" office:value-type="string" calcext:value-type="string">
            <text:p><text:span text:style-name="T1">Perform presentation functions.</text:span></text:p>
            <text:p><text:span text:style-name="T2">Perform presentation functions to produce and manage presentation slides, audio-visual aids for client presentations, internal training etc using appropriate technology and software tools.</text:span></text:p>
          </table:table-cell>
          <table:table-cell table:number-columns-repeated="1018"/>
        </table:table-row>
        <table:table-row table:style-name="ro5">
          <table:table-cell office:value-type="float" office:value="67" calcext:value-type="float">
            <text:p>67</text:p>
          </table:table-cell>
          <table:table-cell office:value-type="string" calcext:value-type="string">
            <text:p>Legal Support</text:p>
          </table:table-cell>
          <table:table-cell/>
          <table:table-cell table:style-name="ce3" office:value-type="string" calcext:value-type="string">
            <text:p>Communication &amp; Teamwork</text:p>
            <text:p/>
            <text:p/>
            <text:p/>
            <text:p/>
          </table:table-cell>
          <table:table-cell table:style-name="ce7" office:value-type="string" calcext:value-type="string">
            <text:p>Perform database functions.</text:p>
          </table:table-cell>
          <table:table-cell table:style-name="ce7" office:value-type="string" calcext:value-type="string">
            <text:p><text:span text:style-name="T1">Perform database functions.</text:span></text:p>
            <text:p><text:span text:style-name="T2">Perform database functions to manage information such as client details, billing and narratives, personal data, filing records etc using appropriate technology and software tools.</text:span></text:p>
          </table:table-cell>
          <table:table-cell table:number-columns-repeated="1018"/>
        </table:table-row>
        <table:table-row table:style-name="ro15">
          <table:table-cell office:value-type="float" office:value="68" calcext:value-type="float">
            <text:p>68</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Manage my own and my team's adaptability to change.</text:p>
          </table:table-cell>
          <table:table-cell table:style-name="ce7" office:value-type="string" calcext:value-type="string">
            <text:p><text:span text:style-name="T1">Manage self and team's adaptability to change.</text:span></text:p>
            <text:p><text:span text:style-name="T2">Maintain own and team's adaptability to changes in the nature, timelines and priority of tasks and adopt stress management techniques to deal with things not going to plan.</text:span></text:p>
          </table:table-cell>
          <table:table-cell table:number-columns-repeated="1018"/>
        </table:table-row>
        <table:table-row table:style-name="ro15">
          <table:table-cell office:value-type="float" office:value="69" calcext:value-type="float">
            <text:p>69</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Perform common risk management and compliance procedures.</text:p>
          </table:table-cell>
          <table:table-cell table:style-name="ce7" office:value-type="string" calcext:value-type="string">
            <text:p><text:span text:style-name="T1">Perform common risk management and compliance procedures.</text:span></text:p>
            <text:p><text:span text:style-name="T2">Explain perform and report Know-Your-Client, Anti-Money-Laundering, conflicts checks procedures as required under law and industry best practices.</text:span></text:p>
          </table:table-cell>
          <table:table-cell table:number-columns-repeated="1018"/>
        </table:table-row>
        <table:table-row table:style-name="ro15">
          <table:table-cell office:value-type="float" office:value="70" calcext:value-type="float">
            <text:p>70</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Manage client moneys.</text:p>
          </table:table-cell>
          <table:table-cell table:style-name="ce7" office:value-type="string" calcext:value-type="string">
            <text:p><text:span text:style-name="T1">Manage client moneys.</text:span></text:p>
            <text:p><text:span text:style-name="T2">Explain and perform procedures for dealing with client moneys as required under law and industry best practices.</text:span></text:p>
          </table:table-cell>
          <table:table-cell table:number-columns-repeated="1018"/>
        </table:table-row>
        <table:table-row table:style-name="ro15">
          <table:table-cell office:value-type="float" office:value="71" calcext:value-type="float">
            <text:p>71</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Manage time and plan work.</text:p>
          </table:table-cell>
          <table:table-cell table:style-name="ce7" office:value-type="string" calcext:value-type="string">
            <text:p><text:span text:style-name="T1">Manage time and plan work.</text:span></text:p>
            <text:p><text:span text:style-name="T2">Develop work plan and goals to priorit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15">
          <table:table-cell office:value-type="float" office:value="72" calcext:value-type="float">
            <text:p>72</text:p>
          </table:table-cell>
          <table:table-cell office:value-type="string" calcext:value-type="string">
            <text:p>Legal Support</text:p>
          </table:table-cell>
          <table:table-cell/>
          <table:table-cell table:style-name="ce3" office:value-type="string" calcext:value-type="string">
            <text:p>Professionalism &amp; Service</text:p>
            <text:p/>
            <text:p/>
            <text:p/>
            <text:p/>
            <text:p/>
            <text:p/>
            <text:p/>
          </table:table-cell>
          <table:table-cell table:style-name="ce7" office:value-type="string" calcext:value-type="string">
            <text:p>Use feedback and reflection for professional improvement.</text:p>
          </table:table-cell>
          <table:table-cell table:style-name="ce7" office:value-type="string" calcext:value-type="string">
            <text:p><text:span text:style-name="T1">Use feedback and reflection for professional improvement.</text:span></text:p>
            <text:p><text:span text:style-name="T2">Reflect on experiences and mistakes, and actively solicit feedback from colleagues and line manager to identify areas for improvement and training needs.</text:span></text:p>
          </table:table-cell>
          <table:table-cell table:number-columns-repeated="1018"/>
        </table:table-row>
        <table:table-row table:style-name="ro16">
          <table:table-cell office:value-type="float" office:value="73" calcext:value-type="float">
            <text:p>73</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10" office:value-type="string" calcext:value-type="string">
            <text:p>Explain and perform the key administrative processes and procedures involved in a civil litigation practice.</text:p>
          </table:table-cell>
          <table:table-cell table:number-columns-repeated="1018"/>
        </table:table-row>
        <table:table-row table:style-name="ro16">
          <table:table-cell office:value-type="float" office:value="74" calcext:value-type="float">
            <text:p>74</text:p>
          </table:table-cell>
          <table:table-cell office:value-type="string" calcext:value-type="string">
            <text:p>Legal Support</text:p>
          </table:table-cell>
          <table:table-cell table:style-name="ce3" office:value-type="string" calcext:value-type="string">
            <text:p>Civil Litigation</text:p>
          </table:table-cell>
          <table:table-cell office:value-type="string" calcext:value-type="string">
            <text:p>Specialisms</text:p>
          </table:table-cell>
          <table:table-cell table:number-columns-repeated="2" table:style-name="ce10" office:value-type="string" calcext:value-type="string">
            <text:p>Identify and use the key legal terminology and standard forms and precedents involved in a civil litigation practice.</text:p>
          </table:table-cell>
          <table:table-cell table:number-columns-repeated="1018"/>
        </table:table-row>
        <table:table-row table:style-name="ro16">
          <table:table-cell office:value-type="float" office:value="75" calcext:value-type="float">
            <text:p>75</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criminal litigation practice.</text:p>
          </table:table-cell>
          <table:table-cell table:number-columns-repeated="1018"/>
        </table:table-row>
        <table:table-row table:style-name="ro16">
          <table:table-cell office:value-type="float" office:value="76" calcext:value-type="float">
            <text:p>76</text:p>
          </table:table-cell>
          <table:table-cell office:value-type="string" calcext:value-type="string">
            <text:p>Legal Support</text:p>
          </table:table-cell>
          <table:table-cell table:style-name="ce3" office:value-type="string" calcext:value-type="string">
            <text:p>Criminal Litigation</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criminal litigation practice.</text:p>
          </table:table-cell>
          <table:table-cell table:number-columns-repeated="1018"/>
        </table:table-row>
        <table:table-row table:style-name="ro14">
          <table:table-cell office:value-type="float" office:value="77" calcext:value-type="float">
            <text:p>77</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corporate/commercial transactions practice.</text:p>
          </table:table-cell>
          <table:table-cell table:number-columns-repeated="1018"/>
        </table:table-row>
        <table:table-row table:style-name="ro14">
          <table:table-cell office:value-type="float" office:value="78" calcext:value-type="float">
            <text:p>78</text:p>
          </table:table-cell>
          <table:table-cell office:value-type="string" calcext:value-type="string">
            <text:p>Legal Support</text:p>
          </table:table-cell>
          <table:table-cell table:style-name="ce3" office:value-type="string" calcext:value-type="string">
            <text:p>Corporate/Commercial Transactions</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corporate/commercial transactions practice.</text:p>
          </table:table-cell>
          <table:table-cell table:number-columns-repeated="1018"/>
        </table:table-row>
        <table:table-row table:style-name="ro16">
          <table:table-cell office:value-type="float" office:value="79" calcext:value-type="float">
            <text:p>79</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family law practice.</text:p>
          </table:table-cell>
          <table:table-cell table:number-columns-repeated="1018"/>
        </table:table-row>
        <table:table-row table:style-name="ro16">
          <table:table-cell office:value-type="float" office:value="80" calcext:value-type="float">
            <text:p>80</text:p>
          </table:table-cell>
          <table:table-cell office:value-type="string" calcext:value-type="string">
            <text:p>Legal Support</text:p>
          </table:table-cell>
          <table:table-cell table:style-name="ce3" office:value-type="string" calcext:value-type="string">
            <text:p>Family Law</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family law practice.</text:p>
          </table:table-cell>
          <table:table-cell table:number-columns-repeated="1018"/>
        </table:table-row>
        <table:table-row table:style-name="ro16">
          <table:table-cell office:value-type="float" office:value="81" calcext:value-type="float">
            <text:p>81</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NIMA-PIMA practice.</text:p>
          </table:table-cell>
          <table:table-cell table:number-columns-repeated="1018"/>
        </table:table-row>
        <table:table-row table:style-name="ro16">
          <table:table-cell office:value-type="float" office:value="82" calcext:value-type="float">
            <text:p>82</text:p>
          </table:table-cell>
          <table:table-cell office:value-type="string" calcext:value-type="string">
            <text:p>Legal Support</text:p>
          </table:table-cell>
          <table:table-cell table:style-name="ce3" office:value-type="string" calcext:value-type="string">
            <text:p>NIMA-PIMA</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NIMA-PIMA practice.</text:p>
          </table:table-cell>
          <table:table-cell table:number-columns-repeated="1018"/>
        </table:table-row>
        <table:table-row table:style-name="ro16">
          <table:table-cell office:value-type="float" office:value="83" calcext:value-type="float">
            <text:p>83</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7" office:value-type="string" calcext:value-type="string">
            <text:p>Explain and perform the key administrative processes and procedures involved in a conveyancing law practice.</text:p>
          </table:table-cell>
          <table:table-cell table:number-columns-repeated="1018"/>
        </table:table-row>
        <table:table-row table:style-name="ro16">
          <table:table-cell office:value-type="float" office:value="84" calcext:value-type="float">
            <text:p>84</text:p>
          </table:table-cell>
          <table:table-cell office:value-type="string" calcext:value-type="string">
            <text:p>Legal Support</text:p>
          </table:table-cell>
          <table:table-cell table:style-name="ce3" office:value-type="string" calcext:value-type="string">
            <text:p>Conveyancing</text:p>
          </table:table-cell>
          <table:table-cell office:value-type="string" calcext:value-type="string">
            <text:p>Specialisms</text:p>
          </table:table-cell>
          <table:table-cell table:number-columns-repeated="2" table:style-name="ce7" office:value-type="string" calcext:value-type="string">
            <text:p>Identify and use the key legal terminology and standard forms and precedents involved in a conveyancing law practice.</text:p>
          </table:table-cell>
          <table:table-cell table:number-columns-repeated="1018"/>
        </table:table-row>
        <table:table-row table:style-name="ro17">
          <table:table-cell office:value-type="float" office:value="85" calcext:value-type="float">
            <text:p>85</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receptionist duties</text:p>
          </table:table-cell>
          <table:table-cell table:style-name="ce7" office:value-type="string" calcext:value-type="string">
            <text:p><text:span text:style-name="T1">Perform receptionist duties.</text:span></text:p>
            <text:p><text:span text:style-name="T2">Perform receptionist duties (e.g. receive phone calls and visitors; respond to simple public enquiries or re-direct enquiries appropriately; take and communicate messages; make file note of significant conversations/encounters etc.); manage and document incoming and outgoing mail and deliveries; perform scheduling duties (e.g. carpark clearance; meeting room bookings; travel reservations; scheduling appointments; sending appointment notifications and reminders etc.), using appropriate workplace technologies and procedures.</text:span></text:p>
          </table:table-cell>
          <table:table-cell table:number-columns-repeated="1018"/>
        </table:table-row>
        <table:table-row table:style-name="ro13">
          <table:table-cell office:value-type="float" office:value="86" calcext:value-type="float">
            <text:p>86</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Perform word-processing duties.</text:p>
          </table:table-cell>
          <table:table-cell table:style-name="ce7" office:value-type="string" calcext:value-type="string">
            <text:p><text:span text:style-name="T1">Perform word-processing duties.</text:span></text:p>
            <text:p><text:span text:style-name="T2">Type and format standard business correspondence and legal documents (e.g. letters, billing statements, file notes, pleadings, contracts etc.) using relevant house-styles, templates, standard forms and other applicable guidelines, for review by legal professional; and thereafter promptly make any amendments and seek instructions.</text:span></text:p>
          </table:table-cell>
          <table:table-cell table:number-columns-repeated="1018"/>
        </table:table-row>
        <table:table-row table:style-name="ro3">
          <table:table-cell office:value-type="float" office:value="87" calcext:value-type="float">
            <text:p>87</text:p>
          </table:table-cell>
          <table:table-cell office:value-type="string" calcext:value-type="string">
            <text:p>Legal Support</text:p>
          </table:table-cell>
          <table:table-cell/>
          <table:table-cell table:style-name="ce3" office:value-type="string" calcext:value-type="string">
            <text:p>Administration &amp; Productivity</text:p>
            <text:p/>
          </table:table-cell>
          <table:table-cell office:value-type="string" calcext:value-type="string">
            <text:p>Coordinate routine office maintenance and procurement duties.</text:p>
          </table:table-cell>
          <table:table-cell table:style-name="ce7" office:value-type="string" calcext:value-type="string">
            <text:p><text:span text:style-name="T1">Coordinate routine office maintenance and procurement duties. </text:span></text:p>
            <text:p><text:span text:style-name="T2">Determine the need for and then coordinate the requisition of office supplies or equipment, and any repair or maintenance work needed on office premises, in accordance with applicable procurement protocols and as directed by supervisor.</text:span></text:p>
          </table:table-cell>
          <table:table-cell table:number-columns-repeated="1018"/>
        </table:table-row>
        <table:table-row table:style-name="ro3">
          <table:table-cell office:value-type="float" office:value="88" calcext:value-type="float">
            <text:p>88</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Proofread printed and digital documents.</text:p>
          </table:table-cell>
          <table:table-cell table:style-name="ce7" office:value-type="string" calcext:value-type="string">
            <text:p><text:span text:style-name="T1">Proofread printed and digital documents.</text:span></text:p>
            <text:p><text:span text:style-name="T2">Proofread written correspondence and documents prepared for grammatical, spelling and content accuracy, and to ensure proper formatting (having regard to the SAL Style Manual for the proper formatting of case citations); and communicate findings and seek instructions.</text:span></text:p>
          </table:table-cell>
          <table:table-cell table:number-columns-repeated="1018"/>
        </table:table-row>
        <table:table-row table:style-name="ro3">
          <table:table-cell office:value-type="float" office:value="89" calcext:value-type="float">
            <text:p>89</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Communicate appropriately and effectively.</text:p>
          </table:table-cell>
          <table:table-cell table:style-name="ce10" office:value-type="string" calcext:value-type="string">
            <text:p><text:span text:style-name="T3">Communicate appropriately and effectively.</text:span></text:p>
            <text:p><text:span text:style-name="T4">Communicate verbally and via email or other written formats with internal and external parties to convey information in a timely, accurate, appropriate and professional manner.</text:span></text:p>
          </table:table-cell>
          <table:table-cell table:number-columns-repeated="1018"/>
        </table:table-row>
        <table:table-row table:style-name="ro12">
          <table:table-cell office:value-type="float" office:value="90" calcext:value-type="float">
            <text:p>90</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the English language correctly.</text:p>
          </table:table-cell>
          <table:table-cell table:style-name="ce10" office:value-type="string" calcext:value-type="string">
            <text:p><text:span text:style-name="T3">Use the English language correctly.</text:span></text:p>
            <text:p><text:span text:style-name="T4">Apply Plain English and correct grammar, syntax, spelling and punctuation in written and spoken correspondence.</text:span></text:p>
          </table:table-cell>
          <table:table-cell table:number-columns-repeated="1018"/>
        </table:table-row>
        <table:table-row table:style-name="ro12">
          <table:table-cell office:value-type="float" office:value="91" calcext:value-type="float">
            <text:p>91</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Use legal terminology correctly.</text:p>
          </table:table-cell>
          <table:table-cell table:style-name="ce7" office:value-type="string" calcext:value-type="string">
            <text:p><text:span text:style-name="T1">Use legal terminology correctly.</text:span></text:p>
            <text:p><text:span text:style-name="T2">Recall and apply basic legal terminology encountered in the course of routine work correctly.</text:span></text:p>
          </table:table-cell>
          <table:table-cell table:number-columns-repeated="1018"/>
        </table:table-row>
        <table:table-row table:style-name="ro3">
          <table:table-cell office:value-type="float" office:value="92" calcext:value-type="float">
            <text:p>92</text:p>
          </table:table-cell>
          <table:table-cell office:value-type="string" calcext:value-type="string">
            <text:p>Legal Support</text:p>
          </table:table-cell>
          <table:table-cell/>
          <table:table-cell table:style-name="ce3" office:value-type="string" calcext:value-type="string">
            <text:p>Communication &amp; Teamwork</text:p>
            <text:p/>
          </table:table-cell>
          <table:table-cell office:value-type="string" calcext:value-type="string">
            <text:p>Take instructions and seek clarification to complete tasks.</text:p>
          </table:table-cell>
          <table:table-cell table:style-name="ce7" office:value-type="string" calcext:value-type="string">
            <text:p><text:span text:style-name="T1">Take instructions and seek clarification to complete tasks.</text:span></text:p>
            <text:p><text:span text:style-name="T2">Apply active listening and questioning methods to understand and seek clarification of written or spoken instructions as needed in order to complete tasks appropriately.</text:span></text:p>
          </table:table-cell>
          <table:table-cell table:number-columns-repeated="1018"/>
        </table:table-row>
        <table:table-row table:style-name="ro14">
          <table:table-cell office:value-type="float" office:value="93" calcext:value-type="float">
            <text:p>93</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Operate common workplace technologies. </text:p>
          </table:table-cell>
          <table:table-cell table:style-name="ce7" office:value-type="string" calcext:value-type="string">
            <text:p><text:span text:style-name="T1">Operate common workplace technologies. </text:span></text:p>
            <text:p><text:span text:style-name="T2">Operate workplace technologies such as the personal computer, photocopier/scanner/fax machine, typewriter etc to perform daily duties especially email and word processing functions, and using appropriate tools for producing legal documents.</text:span></text:p>
          </table:table-cell>
          <table:table-cell table:number-columns-repeated="1018"/>
        </table:table-row>
        <table:table-row table:style-name="ro14">
          <table:table-cell office:value-type="float" office:value="94" calcext:value-type="float">
            <text:p>94</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Comply with data management best practices.</text:p>
          </table:table-cell>
          <table:table-cell table:style-name="ce7" office:value-type="string" calcext:value-type="string">
            <text:p><text:span text:style-name="T1">Comply with data management best practices.</text:span></text:p>
            <text:p><text:span text:style-name="T2">Perform the recording, filing, organising and maintanence of documents, correspondence and other data in hardopy and softcopy (this includes performing data entry tasks and using document management and customer relationship management software).</text:span></text:p>
          </table:table-cell>
          <table:table-cell table:number-columns-repeated="1018"/>
        </table:table-row>
        <table:table-row table:style-name="ro14">
          <table:table-cell office:value-type="float" office:value="95" calcext:value-type="float">
            <text:p>95</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office:value-type="string" calcext:value-type="string">
            <text:p>Use common legal portals for administrative tasks.</text:p>
          </table:table-cell>
          <table:table-cell table:style-name="ce10" office:value-type="string" calcext:value-type="string">
            <text:p><text:span text:style-name="T3">Use common legal portals for administrative tasks.</text:span></text:p>
            <text:p><text:span text:style-name="T4">Perform standard-form completion and submission, searches, official filings, lodgements, notifications etc. relevant to your area of work.</text:span></text:p>
          </table:table-cell>
          <table:table-cell table:number-columns-repeated="1018"/>
        </table:table-row>
        <table:table-row table:style-name="ro14">
          <table:table-cell office:value-type="float" office:value="96" calcext:value-type="float">
            <text:p>96</text:p>
          </table:table-cell>
          <table:table-cell office:value-type="string" calcext:value-type="string">
            <text:p>Legal Support</text:p>
          </table:table-cell>
          <table:table-cell/>
          <table:table-cell table:style-name="ce3" office:value-type="string" calcext:value-type="string">
            <text:p>Technology &amp; Information</text:p>
            <text:p/>
            <text:p/>
            <text:p/>
            <text:p/>
          </table:table-cell>
          <table:table-cell table:style-name="ce7" office:value-type="string" calcext:value-type="string">
            <text:p>Use sources of information to understand work and workplace.</text:p>
          </table:table-cell>
          <table:table-cell table:style-name="ce10" office:value-type="string" calcext:value-type="string">
            <text:p><text:span text:style-name="T3">Use sources of information to understand work and workplace.</text:span></text:p>
            <text:p><text:span text:style-name="T4">Identify and and use key sources of information about your firm/department and its work in performing your duties, where appropriate using relevant database query, information retrieval or search software.</text:span></text:p>
          </table:table-cell>
          <table:table-cell table:number-columns-repeated="1018"/>
        </table:table-row>
        <table:table-row table:style-name="ro3">
          <table:table-cell office:value-type="float" office:value="97" calcext:value-type="float">
            <text:p>97</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Comply with legal industry protocols and norms.</text:p>
          </table:table-cell>
          <table:table-cell table:style-name="ce7" office:value-type="string" calcext:value-type="string">
            <text:p><text:span text:style-name="T1">Comply with legal industry protocols and norms.</text:span></text:p>
            <text:p><text:span text:style-name="T2">Apply protocols for interactions with representatives of the Court, government agencies, other legal professionals in the course of work, including appropriate forms of address, acting with courtesy, and maintaining confidentiality. </text:span></text:p>
          </table:table-cell>
          <table:table-cell table:number-columns-repeated="1018"/>
        </table:table-row>
        <table:table-row table:style-name="ro2">
          <table:table-cell office:value-type="float" office:value="98" calcext:value-type="float">
            <text:p>98</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Act with professionalism.</text:p>
          </table:table-cell>
          <table:table-cell table:style-name="ce7" office:value-type="string" calcext:value-type="string">
            <text:p><text:span text:style-name="T1">Act with professionalism.</text:span></text:p>
            <text:p><text:span text:style-name="T2">Project a positive image of yourself, your organisation and the legal industry and perform duties with mindfulness, diligence and integrity.</text:span></text:p>
          </table:table-cell>
          <table:table-cell table:number-columns-repeated="1018"/>
        </table:table-row>
        <table:table-row table:style-name="ro3">
          <table:table-cell office:value-type="float" office:value="99" calcext:value-type="float">
            <text:p>99</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Comply with duties of confidentiality. </text:p>
          </table:table-cell>
          <table:table-cell table:style-name="ce7" office:value-type="string" calcext:value-type="string">
            <text:p><text:span text:style-name="T1">Comply with duties of confidentiality.</text:span><text:span text:style-name="T7"> </text:span></text:p>
            <text:p><text:span text:style-name="T2">Explain and comply with duties of confidentiality and data protection obligations, and obtain and retain personal data from clients, employees and other third-parties as needed and in compliance with data protection best practices.</text:span></text:p>
          </table:table-cell>
          <table:table-cell table:number-columns-repeated="1018"/>
        </table:table-row>
        <table:table-row table:style-name="ro3">
          <table:table-cell office:value-type="float" office:value="100" calcext:value-type="float">
            <text:p>100</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Appreciate work within Singapore legal landscape. </text:p>
          </table:table-cell>
          <table:table-cell table:style-name="ce7" office:value-type="string" calcext:value-type="string">
            <text:p><text:span text:style-name="T1">Appreciate work within Singapore legal landscape. </text:span></text:p>
            <text:p><text:span text:style-name="T2">Explain the key characteristics and goals of the Singapore legal industry and identify the functions and contributions of legal support roles within this bigger picture and within the context of your specific organisation.</text:span></text:p>
          </table:table-cell>
          <table:table-cell table:number-columns-repeated="1018"/>
        </table:table-row>
        <table:table-row table:style-name="ro13">
          <table:table-cell office:value-type="float" office:value="101" calcext:value-type="float">
            <text:p>101</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Comply with professional ethical requirements.</text:p>
          </table:table-cell>
          <table:table-cell table:style-name="ce7" office:value-type="string" calcext:value-type="string">
            <text:p><text:span text:style-name="T1">Comply with professional ethical requirements.</text:span></text:p>
            <text:p><text:span text:style-name="T2">Identify and comply with the ethical requirements of the profession (which includes understanding the key provisions of the the Legal Profession (Professional Conduct) Rules and Solicitors' Accounts Rules on the work of legal support roles) and your organisation's code of conduct (which includes your organisation's procedures and guidelines on use of IT and other office resources).</text:span></text:p>
          </table:table-cell>
          <table:table-cell table:number-columns-repeated="1018"/>
        </table:table-row>
        <table:table-row table:style-name="ro3">
          <table:table-cell office:value-type="float" office:value="102" calcext:value-type="float">
            <text:p>102</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Work within set boundaries.</text:p>
          </table:table-cell>
          <table:table-cell table:style-name="ce7" office:value-type="string" calcext:value-type="string">
            <text:p><text:span text:style-name="T1">Work within set boundaries.</text:span></text:p>
            <text:p><text:span text:style-name="T2">Seek clarification on scope of authority and ask for advice on how/who to escalate matter to if you perceive a problem has arisen or might arise in the course of your work.</text:span></text:p>
          </table:table-cell>
          <table:table-cell table:number-columns-repeated="1018"/>
        </table:table-row>
        <table:table-row table:style-name="ro2">
          <table:table-cell office:value-type="float" office:value="103" calcext:value-type="float">
            <text:p>103</text:p>
          </table:table-cell>
          <table:table-cell office:value-type="string" calcext:value-type="string">
            <text:p>Legal Support</text:p>
          </table:table-cell>
          <table:table-cell/>
          <table:table-cell table:style-name="ce3" office:value-type="string" calcext:value-type="string">
            <text:p>Professionalism &amp; Service</text:p>
            <text:p/>
          </table:table-cell>
          <table:table-cell table:style-name="ce7" office:value-type="string" calcext:value-type="string">
            <text:p>Comply with grievance and disciplinary policies.</text:p>
          </table:table-cell>
          <table:table-cell table:style-name="ce7" office:value-type="string" calcext:value-type="string">
            <text:p><text:span text:style-name="T1">Comply with grievance and disciplinary policies.</text:span></text:p>
            <text:p><text:span text:style-name="T2">Explain and comply with complaints, grievance, whistle-blowing and disciplinary procedures and guidelines.</text:span></text:p>
          </table:table-cell>
          <table:table-cell table:number-columns-repeated="1018"/>
        </table:table-row>
        <table:table-row table:style-name="ro3">
          <table:table-cell office:value-type="float" office:value="104" calcext:value-type="float">
            <text:p>104</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Strategise using expert legal analysis and problem-solving in highly complex situations.</text:p>
          </table:table-cell>
          <table:table-cell table:style-name="ce10" office:value-type="string" calcext:value-type="string">
            <text:p><text:span text:style-name="T3">Strategise using expert legal analysis and problem-solving in highly complex situations.</text:span></text:p>
            <text:p><text:span text:style-name="T4">Apply expert legal analysis and critical problem-solving skills in strategising highly complex matters affecting the business and evaluating possible outcomes, including long-term impact on business strategies and objectives and shareholder value and recommending appropriate actions required. </text:span></text:p>
          </table:table-cell>
          <table:table-cell table:number-columns-repeated="1018"/>
        </table:table-row>
        <table:table-row table:style-name="ro13">
          <table:table-cell office:value-type="float" office:value="105" calcext:value-type="float">
            <text:p>105</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Undertake the company secretary function in the organisation.</text:p>
          </table:table-cell>
          <table:table-cell table:style-name="ce10" office:value-type="string" calcext:value-type="string">
            <text:p><text:span text:style-name="T3">Undertake the company secretary function in the organisation.</text:span></text:p>
            <text:p><text:span text:style-name="T4">Serve as a trusted corporate advisor and strategist to the Board of Directors and the organisation's key committees and assist in the implementation of corporate strategies by ensuring their decisions are effectively implemented and communicated; and undertake other company secretary functions, including maintaining the organisation's statutory registers and records, arranging for shareholder and director meetings and communicating adequately with shareholders.</text:span></text:p>
          </table:table-cell>
          <table:table-cell table:number-columns-repeated="1018"/>
        </table:table-row>
        <table:table-row table:style-name="ro12">
          <table:table-cell office:value-type="float" office:value="106" calcext:value-type="float">
            <text:p>10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Manage the legal administration of the organisation.</text:p>
          </table:table-cell>
          <table:table-cell table:style-name="ce10" office:value-type="string" calcext:value-type="string">
            <text:p><text:span text:style-name="T8">Manage the legal administration of the organisation.</text:span></text:p>
            <text:p>Manage and oversee the legal administration of the business, including keeping updated on relevant developments and changes in statutory and regulatory obligations, ensuring that the organisation complies with all statutory and regulatory requirements, protecting the interest of the business and ensuring good corporate governance is practiced.</text:p>
          </table:table-cell>
          <table:table-cell table:number-columns-repeated="1018"/>
        </table:table-row>
        <table:table-row table:style-name="ro13">
          <table:table-cell office:value-type="float" office:value="107" calcext:value-type="float">
            <text:p>107</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Serve as a member of the Board of Directors in the organisation.</text:p>
          </table:table-cell>
          <table:table-cell table:style-name="ce13" office:value-type="string" calcext:value-type="string">
            <text:p><text:span text:style-name="T1">Serve as a member of the Board of Directors in the organisation.</text:span></text:p>
            <text:p><text:span text:style-name="T2">Undertake responsibilities as a member of the Board of Directors within the organisation and provide valuable legal advice and insights in strategic decision making and risk management for the business, including protecting both shareholder and stakeholder interests, navigating complex and fast changing laws and regulations, litigation, public policy, political and media matters, both locally and globally.</text:span></text:p>
          </table:table-cell>
          <table:table-cell table:number-columns-repeated="1018"/>
        </table:table-row>
        <table:table-row table:style-name="ro18">
          <table:table-cell office:value-type="float" office:value="108" calcext:value-type="float">
            <text:p>108</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Serve on external committees and advisory panels.</text:p>
          </table:table-cell>
          <table:table-cell table:style-name="ce14" office:value-type="string" calcext:value-type="string">
            <text:p>Serve on external committees and advisory panels.</text:p>
            <text:p><text:span text:style-name="T4">Participate as a member of external committees and advisory panels, including committees and advisory panels of the Singapore Exchange, Singapore Law Society, Singapore Academy of Law, National University of Singapore, etc., to provide strategic guidance and legal and business expertise to the organisations, as well as to influence the direction of legal and business industries, including identifying issues for review, evaluating and processing information and recommending courses of action.</text:span></text:p>
          </table:table-cell>
          <table:table-cell table:number-columns-repeated="1018"/>
        </table:table-row>
        <table:table-row table:style-name="ro3">
          <table:table-cell office:value-type="float" office:value="109" calcext:value-type="float">
            <text:p>109</text:p>
          </table:table-cell>
          <table:table-cell office:value-type="string" calcext:value-type="string">
            <text:p>In-House Counsel</text:p>
          </table:table-cell>
          <table:table-cell/>
          <table:table-cell table:style-name="ce3" office:value-type="string" calcext:value-type="string">
            <text:p>Legal Advisory</text:p>
          </table:table-cell>
          <table:table-cell table:style-name="ce9" office:value-type="string" calcext:value-type="string">
            <text:p>Provide expert industry specific legal and business advice.</text:p>
          </table:table-cell>
          <table:table-cell table:style-name="ce10" office:value-type="string" calcext:value-type="string">
            <text:p><text:span text:style-name="T3">Provide expert industry specific legal and business advice.</text:span></text:p>
            <text:p><text:span text:style-name="T4">Dispense expert legal advice and strategic business direction to the organisation and management, including identifying, preventing and managing organisational risks and shaping strategic corporate objectives, by applying a profound understanding of specific industry and sector knowledge locally and in other jurisdictions.</text:span></text:p>
          </table:table-cell>
          <table:table-cell table:number-columns-repeated="1018"/>
        </table:table-row>
        <table:table-row table:style-name="ro3">
          <table:table-cell office:value-type="float" office:value="110" calcext:value-type="float">
            <text:p>110</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Promote technology advancement in the organisation.</text:p>
          </table:table-cell>
          <table:table-cell table:style-name="ce10" office:value-type="string" calcext:value-type="string">
            <text:p><text:span text:style-name="T3">Promote technology advancement in the organisation.</text:span></text:p>
            <text:p><text:span text:style-name="T4">Keep informed of new developments in technology and promote the development and implementation of suitable systems for use by the business, including data mining, artificial intelligence, etc.; and actively participate in the development and implementation processes.</text:span></text:p>
          </table:table-cell>
          <table:table-cell table:number-columns-repeated="1018"/>
        </table:table-row>
        <table:table-row table:style-name="ro3">
          <table:table-cell office:value-type="float" office:value="111" calcext:value-type="float">
            <text:p>111</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Utilise automated tools relevant to legal services environments.</text:p>
          </table:table-cell>
          <table:table-cell table:style-name="ce10" office:value-type="string" calcext:value-type="string">
            <text:p><text:span text:style-name="T3">Utilise automated tools relevant to legal services environments.</text:span></text:p>
            <text:p><text:span text:style-name="T4">Use relevant technology software tools and systems, including generating e-billing payments, etc., to better monitor, analyse and improve the organisation's budgetary performance.</text:span></text:p>
          </table:table-cell>
          <table:table-cell table:number-columns-repeated="1018"/>
        </table:table-row>
        <table:table-row table:style-name="ro3">
          <table:table-cell office:value-type="float" office:value="112" calcext:value-type="float">
            <text:p>112</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Speak at conferences and seminars.</text:p>
          </table:table-cell>
          <table:table-cell table:style-name="ce10" office:value-type="string" calcext:value-type="string">
            <text:p><text:span text:style-name="T3">Speak at conferences and seminars.</text:span></text:p>
            <text:p><text:span text:style-name="T4">Participate as a speaker or panellist in public conferences and seminars to provide own insights and experiences, including sharing best practices, challenges faced, etc., and using the opportunity as a networking platform with other legal professionals.</text:span></text:p>
          </table:table-cell>
          <table:table-cell table:number-columns-repeated="1018"/>
        </table:table-row>
        <table:table-row table:style-name="ro3">
          <table:table-cell office:value-type="float" office:value="113" calcext:value-type="float">
            <text:p>113</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Maintain team's adaptability to change.</text:p>
          </table:table-cell>
          <table:table-cell table:style-name="ce10" office:value-type="string" calcext:value-type="string">
            <text:p><text:span text:style-name="T3">Maintain team's adaptability to change.</text:span></text:p>
            <text:p><text:span text:style-name="T4">Manage the team's adaptability to changes in the nature, timelines and priority of tasks and adopt stress management techniques to deal with things not going to plan.</text:span></text:p>
          </table:table-cell>
          <table:table-cell table:number-columns-repeated="1018"/>
        </table:table-row>
        <table:table-row table:style-name="ro3">
          <table:table-cell office:value-type="float" office:value="114" calcext:value-type="float">
            <text:p>114</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Provide feedback and review performance.</text:p>
          </table:table-cell>
          <table:table-cell table:style-name="ce10" office:value-type="string" calcext:value-type="string">
            <text:p><text:span text:style-name="T3">Provide feedback and review performance.</text:span></text:p>
            <text:p><text:span text:style-name="T4">Give regular constructive feedback on performance to individuals you have supervisory responsibility over, including communicating, reviewing and evaluating work performance standards.</text:span></text:p>
          </table:table-cell>
          <table:table-cell table:number-columns-repeated="1018"/>
        </table:table-row>
        <table:table-row table:style-name="ro3">
          <table:table-cell office:value-type="float" office:value="115" calcext:value-type="float">
            <text:p>11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Provide key strategies for the organisation.</text:p>
          </table:table-cell>
          <table:table-cell table:style-name="ce10" office:value-type="string" calcext:value-type="string">
            <text:p><text:span text:style-name="T3">Provide key strategies for the organisation.</text:span></text:p>
            <text:p><text:span text:style-name="T4">Strategise as a core member of management on various approaches to complex business and legal matters and make key decisions, including recommending viable solutions and appropriate actions required, by using legal expertise and demonstrating a profound understanding of the organisation's objectives and risks. </text:span></text:p>
          </table:table-cell>
          <table:table-cell table:number-columns-repeated="1018"/>
        </table:table-row>
        <table:table-row table:style-name="ro3">
          <table:table-cell office:value-type="float" office:value="116" calcext:value-type="float">
            <text:p>116</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nage resource planning for the legal department.</text:p>
          </table:table-cell>
          <table:table-cell table:style-name="ce10" office:value-type="string" calcext:value-type="string">
            <text:p><text:span text:style-name="T3">Manage resource planning for the legal department.</text:span></text:p>
            <text:p><text:span text:style-name="T4">Develop and grow the legal department, including recruiting and retaining talent, to achieve an optimum team which can provide timely and consistently high standards of legal assistance and advice to internal clients.</text:span></text:p>
          </table:table-cell>
          <table:table-cell table:number-columns-repeated="1018"/>
        </table:table-row>
        <table:table-row table:style-name="ro3">
          <table:table-cell office:value-type="float" office:value="117" calcext:value-type="float">
            <text:p>117</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Prepare budget for the legal department and business operations.</text:p>
          </table:table-cell>
          <table:table-cell table:style-name="ce10" office:value-type="string" calcext:value-type="string">
            <text:p><text:span text:style-name="T3">Prepare budget for the legal department and business operations.</text:span></text:p>
            <text:p><text:span text:style-name="T4">Determine resources needed for the ongoing operation of the legal department and business, including goods, services and manpower needs, in accordance with instructions from management and budgetary limitations and financial approvals.</text:span></text:p>
          </table:table-cell>
          <table:table-cell table:number-columns-repeated="1018"/>
        </table:table-row>
        <table:table-row table:style-name="ro3">
          <table:table-cell office:value-type="float" office:value="118" calcext:value-type="float">
            <text:p>11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monstrate learning agility.</text:p>
          </table:table-cell>
          <table:table-cell table:style-name="ce10" office:value-type="string" calcext:value-type="string">
            <text:p><text:span text:style-name="T3">Demonstrate learning agility.</text:span></text:p>
            <text:p><text:span text:style-name="T4">Develop learning agility by seeking out new challenges in different areas of the business, for improved collaborative outcomes and broad based thinking and achieving a deep understanding of the business environments.</text:span></text:p>
          </table:table-cell>
          <table:table-cell table:number-columns-repeated="1018"/>
        </table:table-row>
        <table:table-row table:style-name="ro13">
          <table:table-cell office:value-type="float" office:value="119" calcext:value-type="float">
            <text:p>11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Advise on risk management and compliance issues.</text:p>
          </table:table-cell>
          <table:table-cell table:style-name="ce10" office:value-type="string" calcext:value-type="string">
            <text:p><text:span text:style-name="T3">Advise on risk management and compliance issues.</text:span></text:p>
            <text:p><text:span text:style-name="T4">Advise the organisation and management on a broad range of regulatory and compliance matters, including complying with the statutory requirements in the Singapore Companies Act and regulatory and legal requirements in relation to money laundering, anti-bribery and corruption and operating in higher risk jurisdictions; identify areas of risk and make suggestions for required actions or improvement.</text:span></text:p>
          </table:table-cell>
          <table:table-cell table:number-columns-repeated="1018"/>
        </table:table-row>
        <table:table-row table:style-name="ro3">
          <table:table-cell office:value-type="float" office:value="120" calcext:value-type="float">
            <text:p>12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Provide leadership to other teams.</text:p>
          </table:table-cell>
          <table:table-cell table:style-name="ce13" office:value-type="string" calcext:value-type="string">
            <text:p><text:span text:style-name="T1">Provide leadership to other teams.</text:span></text:p>
            <text:p><text:span text:style-name="T2">Foster work relationships and provide leadership to teams outside the legal department to create competent and cohesive teams within the organisation, including motivating, exerting influence and establishing trust amongst other team members.</text:span></text:p>
          </table:table-cell>
          <table:table-cell table:number-columns-repeated="1018"/>
        </table:table-row>
        <table:table-row table:style-name="ro3">
          <table:table-cell office:value-type="float" office:value="121" calcext:value-type="float">
            <text:p>12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the organisation and business's future.</text:p>
          </table:table-cell>
          <table:table-cell table:style-name="ce15" office:value-type="string" calcext:value-type="string">
            <text:p><text:span text:style-name="T3">Develop the organisation and business's future.</text:span></text:p>
            <text:p><text:span text:style-name="T4">Apply critical thinking and strategic planning to assist management in the development and implementation of a road map for the organisation and business, including a high level overview of the organisation and business's goals and deliverables presented on a timeline; and ensuring its objectives are met.</text:span></text:p>
          </table:table-cell>
          <table:table-cell table:number-columns-repeated="1018"/>
        </table:table-row>
        <table:table-row table:style-name="ro3">
          <table:table-cell office:value-type="float" office:value="122" calcext:value-type="float">
            <text:p>12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Select panel of external counsel.</text:p>
          </table:table-cell>
          <table:table-cell table:style-name="ce15" office:value-type="string" calcext:value-type="string">
            <text:p><text:span text:style-name="T3">Select panel of external counsel.</text:span></text:p>
            <text:p><text:span text:style-name="T4">Apply depth of professional experience and previous working relationships in selecting a panel of external counsel for the organisation's business needs, having regard to instructions from management and budgetary limitations and financial approvals.</text:span></text:p>
          </table:table-cell>
          <table:table-cell table:number-columns-repeated="1018"/>
        </table:table-row>
        <table:table-row table:style-name="ro3">
          <table:table-cell office:value-type="float" office:value="123" calcext:value-type="float">
            <text:p>12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nage crisis situations.</text:p>
          </table:table-cell>
          <table:table-cell table:style-name="ce15" office:value-type="string" calcext:value-type="string">
            <text:p><text:span text:style-name="T3">Manage crisis situations.</text:span></text:p>
            <text:p><text:span text:style-name="T4">Demonstrate calm temperament, clear thinking and leadership in managing sudden emergency and unexpected situations; and apply agile and strategic deliberation to evaluate possible solutions and arrive at the best outcome having regard to the specific circumstances.</text:span></text:p>
          </table:table-cell>
          <table:table-cell table:number-columns-repeated="1018"/>
        </table:table-row>
        <table:table-row table:style-name="ro12">
          <table:table-cell office:value-type="float" office:value="124" calcext:value-type="float">
            <text:p>124</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Function as ethical conscience of the business.</text:p>
          </table:table-cell>
          <table:table-cell table:style-name="ce13" office:value-type="string" calcext:value-type="string">
            <text:p><text:span text:style-name="T8">Function as ethical conscience of the business.</text:span></text:p>
            <text:p>Advocate an environment of integrity and build a workplace culture that embraces core values and an uncompromising implementation of legal and business ethical principles and educate management, internal clients and employees on the consequences of ethical breaches.</text:p>
          </table:table-cell>
          <table:table-cell table:number-columns-repeated="1018"/>
        </table:table-row>
        <table:table-row table:style-name="ro3">
          <table:table-cell office:value-type="float" office:value="125" calcext:value-type="float">
            <text:p>125</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Manage complex ethical and compliance issues.</text:p>
          </table:table-cell>
          <table:table-cell table:style-name="ce10" office:value-type="string" calcext:value-type="string">
            <text:p><text:span text:style-name="T3">Manage complex ethical and compliance issues.</text:span></text:p>
            <text:p><text:span text:style-name="T4">Provide the organisation and management with viable solutions and recommend appropriate actions required to overcome or improve complex ethical and compliance issues and challenges faced by the business.</text:span></text:p>
          </table:table-cell>
          <table:table-cell table:number-columns-repeated="1018"/>
        </table:table-row>
        <table:table-row table:style-name="ro3">
          <table:table-cell office:value-type="float" office:value="126" calcext:value-type="float">
            <text:p>12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Negotiate and draft complex legal contracts in specialist areas of law.</text:p>
          </table:table-cell>
          <table:table-cell table:style-name="ce10" office:value-type="string" calcext:value-type="string">
            <text:p><text:span text:style-name="T5">Negotiate and draft complex legal contracts in specialist areas of law</text:span><text:span text:style-name="T6">.</text:span></text:p>
            <text:p><text:span text:style-name="T4">Apply advanced specialist legal knowledge to undertake negotiation and drafting of complex legal documents and non-standard agreements, and joint venture and mergers and acquisitions agreements.</text:span></text:p>
          </table:table-cell>
          <table:table-cell table:number-columns-repeated="1018"/>
        </table:table-row>
        <table:table-row table:style-name="ro3">
          <table:table-cell office:value-type="float" office:value="127" calcext:value-type="float">
            <text:p>127</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Demonstrate advanced knowledge in specialist areas of law.</text:p>
          </table:table-cell>
          <table:table-cell table:style-name="ce10" office:value-type="string" calcext:value-type="string">
            <text:p><text:span text:style-name="T3">Demonstrate advanced knowledge in specialist areas of law.</text:span></text:p>
            <text:p><text:span text:style-name="T4">Exhibit mastery in specialist areas of law by managing and advising on sophisticated and global legal transactions and project management, including capital markets transactions, cross border transactions, tax planning schemes and international litigation, etc.</text:span></text:p>
          </table:table-cell>
          <table:table-cell table:number-columns-repeated="1018"/>
        </table:table-row>
        <table:table-row table:style-name="ro3">
          <table:table-cell office:value-type="float" office:value="128" calcext:value-type="float">
            <text:p>128</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Develop, implement and maintain knowledge and information management processes.</text:p>
          </table:table-cell>
          <table:table-cell table:style-name="ce10" office:value-type="string" calcext:value-type="string">
            <text:p><text:span text:style-name="T3">Develop, implement and maintain knowledge and information management processes.</text:span></text:p>
            <text:p><text:span text:style-name="T4">Organise and maintain the creation, acquisition, sharing and reuse of workplace knowledge and information in the form of knowledge management and information management policies and processes in moderate complexity and scale to support the needs of the business.</text:span></text:p>
          </table:table-cell>
          <table:table-cell table:number-columns-repeated="1018"/>
        </table:table-row>
        <table:table-row table:style-name="ro2">
          <table:table-cell office:value-type="float" office:value="129" calcext:value-type="float">
            <text:p>129</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Manage team to deal with multiple work demands.</text:p>
          </table:table-cell>
          <table:table-cell table:style-name="ce10" office:value-type="string" calcext:value-type="string">
            <text:p><text:span text:style-name="T3">Manage team to deal with multiple work demands.</text:span></text:p>
            <text:p><text:span text:style-name="T4">Supervise, delegate and monitor work effectively and provide guidance and support to team members to ensure high standards and timely completion of work.</text:span></text:p>
          </table:table-cell>
          <table:table-cell table:number-columns-repeated="1018"/>
        </table:table-row>
        <table:table-row table:style-name="ro3">
          <table:table-cell office:value-type="float" office:value="130" calcext:value-type="float">
            <text:p>130</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Provide mentorship.</text:p>
          </table:table-cell>
          <table:table-cell table:style-name="ce13" office:value-type="string" calcext:value-type="string">
            <text:p><text:span text:style-name="T1">Provide mentorship</text:span><text:span text:style-name="T7">.</text:span></text:p>
            <text:p><text:span text:style-name="T2">Act as a mentor to team members, including guiding them in best practices and core values and sharing knowledge and life experiences, in order to advance and meet their career goals and objectives and to develop their personal growth.</text:span></text:p>
          </table:table-cell>
          <table:table-cell table:number-columns-repeated="1018"/>
        </table:table-row>
        <table:table-row table:style-name="ro3">
          <table:table-cell office:value-type="float" office:value="131" calcext:value-type="float">
            <text:p>131</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Facilitate teamwork.</text:p>
          </table:table-cell>
          <table:table-cell table:style-name="ce10" office:value-type="string" calcext:value-type="string">
            <text:p><text:span text:style-name="T3">Facilitate teamwork.</text:span></text:p>
            <text:p><text:span text:style-name="T4">Appreciate and demonstrate team leadership, followership and team effectiveness to promote a sense of achievement, equity and camaraderie amongst team members for a more motivated workplace environment.</text:span></text:p>
          </table:table-cell>
          <table:table-cell table:number-columns-repeated="1018"/>
        </table:table-row>
        <table:table-row table:style-name="ro3">
          <table:table-cell office:value-type="float" office:value="132" calcext:value-type="float">
            <text:p>132</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Foster and motivate effective and engaged departments in the organisation.</text:p>
          </table:table-cell>
          <table:table-cell table:style-name="ce10" office:value-type="string" calcext:value-type="string">
            <text:p><text:span text:style-name="T3">Foster and motivate effective and engaged departments in the organisation.</text:span></text:p>
            <text:p><text:span text:style-name="T4">Motivate and support collaborative and cooperative approaches to innovation, productivity and problem-solving in the workplace based on principles of professional respect, trust, accountability, continuous improvement and lifelong learning.</text:span></text:p>
          </table:table-cell>
          <table:table-cell table:number-columns-repeated="1018"/>
        </table:table-row>
        <table:table-row table:style-name="ro3">
          <table:table-cell office:value-type="float" office:value="133" calcext:value-type="float">
            <text:p>133</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Perform conflict management and negotiation in the workplace.</text:p>
          </table:table-cell>
          <table:table-cell table:style-name="ce7" office:value-type="string" calcext:value-type="string">
            <text:p><text:span text:style-name="T1">Perform conflict management and negotiation in the workplace.</text:span></text:p>
            <text:p><text:span text:style-name="T2">Apply appropriate conflict management strategies and negotiation skills to address complaints and grievances, resolve conflicts and settle disputes arising in the workplace and in work-related contexts.</text:span></text:p>
          </table:table-cell>
          <table:table-cell table:number-columns-repeated="1018"/>
        </table:table-row>
        <table:table-row table:style-name="ro3">
          <table:table-cell office:value-type="float" office:value="134" calcext:value-type="float">
            <text:p>134</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Provide training on legal developments affecting the business.</text:p>
          </table:table-cell>
          <table:table-cell table:style-name="ce10" office:value-type="string" calcext:value-type="string">
            <text:p><text:span text:style-name="T3">Provide training on legal developments affecting the business.</text:span></text:p>
            <text:p><text:span text:style-name="T4">Keep informed and update the organisation, management and internal clients on significant legal developments and updates affecting the business, including changes to the Singapore Companies Act affecting directors, auditors etc. and the Personal Data Protection Act, through training and sharing sessions. </text:span></text:p>
          </table:table-cell>
          <table:table-cell table:number-columns-repeated="1018"/>
        </table:table-row>
        <table:table-row table:style-name="ro13">
          <table:table-cell office:value-type="float" office:value="135" calcext:value-type="float">
            <text:p>135</text:p>
          </table:table-cell>
          <table:table-cell office:value-type="string" calcext:value-type="string">
            <text:p>In-House Counsel</text:p>
          </table:table-cell>
          <table:table-cell/>
          <table:table-cell table:style-name="ce3" office:value-type="string" calcext:value-type="string">
            <text:p>Interpersonal Effectiveness</text:p>
          </table:table-cell>
          <table:table-cell office:value-type="string" calcext:value-type="string">
            <text:p>Demonstrate inter-cultural awareness and sensitivity.</text:p>
          </table:table-cell>
          <table:table-cell table:style-name="ce10" office:value-type="string" calcext:value-type="string">
            <text:p><text:span text:style-name="T3">Demonstrate inter-cultural awareness and sensitivity.</text:span></text:p>
            <text:p><text:span text:style-name="T4">Perceive cultural diversity and differences, including beliefs, values, attitudes and customs and apply cultural awareness and sensitivity for effective interaction with people across different countries, backgrounds and cultures for enhanced communication, productivity and unity in the workplace and business environments locally and globally.</text:span></text:p>
          </table:table-cell>
          <table:table-cell table:number-columns-repeated="1018"/>
        </table:table-row>
        <table:table-row table:style-name="ro3">
          <table:table-cell office:value-type="float" office:value="136" calcext:value-type="float">
            <text:p>136</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Deliver and maintain service excellence.</text:p>
          </table:table-cell>
          <table:table-cell table:style-name="ce10" office:value-type="string" calcext:value-type="string">
            <text:p><text:span text:style-name="T3">Deliver and maintain service excellence.</text:span></text:p>
            <text:p><text:span text:style-name="T4">Devise and implement continuous improvement review processes for internal client care standards, including client needs assessment; and undertake periodic evaluations of the team's performance, including evaluating client satisfaction and address areas for improvement.</text:span></text:p>
          </table:table-cell>
          <table:table-cell table:number-columns-repeated="1018"/>
        </table:table-row>
        <table:table-row table:style-name="ro3">
          <table:table-cell office:value-type="float" office:value="137" calcext:value-type="float">
            <text:p>137</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dentify learning needs for others.</text:p>
          </table:table-cell>
          <table:table-cell table:style-name="ce10" office:value-type="string" calcext:value-type="string">
            <text:p><text:span text:style-name="T3">Identify learning needs for others.</text:span></text:p>
            <text:p><text:span text:style-name="T4">Identify areas of legal knowledge and technical skills deficiencies and gaps in the team, including lack of understanding in specialist areas of law, commercial basics of the business and using plain English and correct grammar, etc.; and propose training or mentoring options in order to address those inadequacies.</text:span></text:p>
          </table:table-cell>
          <table:table-cell table:number-columns-repeated="1018"/>
        </table:table-row>
        <table:table-row table:style-name="ro3">
          <table:table-cell office:value-type="float" office:value="138" calcext:value-type="float">
            <text:p>138</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Use feedback and reflection for improving workplace productivity. </text:p>
          </table:table-cell>
          <table:table-cell table:style-name="ce10" office:value-type="string" calcext:value-type="string">
            <text:p><text:span text:style-name="T3">Use feedback and reflection for improving workplace productivity. </text:span></text:p>
            <text:p><text:span text:style-name="T4">Plan and conduct regular dialogues with the team, general counsel and management on the progress of actual and pending work, expected delays or unexpected developments, options for delegation to improve productivity and timelines; and propose solutions to any problems presented.</text:span></text:p>
          </table:table-cell>
          <table:table-cell table:number-columns-repeated="1018"/>
        </table:table-row>
        <table:table-row table:style-name="ro19">
          <table:table-cell office:value-type="float" office:value="139" calcext:value-type="float">
            <text:p>13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Synthesise legal knowledge with business objectives.</text:p>
          </table:table-cell>
          <table:table-cell table:style-name="ce16" office:value-type="string" calcext:value-type="string">
            <text:p>Synthesise legal knowledge with business objectives.</text:p>
            <text:p><text:span text:style-name="T2">Apply specialist legal knowledge and skills with deep understanding of the organisation's objectives, culture, risk tolerance and processes in strategic planning and decision making.</text:span></text:p>
          </table:table-cell>
          <table:table-cell table:number-columns-repeated="1018"/>
        </table:table-row>
        <table:table-row table:style-name="ro3">
          <table:table-cell office:value-type="float" office:value="140" calcext:value-type="float">
            <text:p>14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Undertake resource planning for the legal department.</text:p>
          </table:table-cell>
          <table:table-cell table:style-name="ce10" office:value-type="string" calcext:value-type="string">
            <text:p><text:span text:style-name="T3">Undertake resource planning for the legal department.</text:span></text:p>
            <text:p><text:span text:style-name="T4">Assist the general counsel in developing and growing the legal department, including participating in interviews and providing feedback on suitable candidates and whether they will be a good fit for the team.</text:span></text:p>
          </table:table-cell>
          <table:table-cell table:number-columns-repeated="1018"/>
        </table:table-row>
        <table:table-row table:style-name="ro2">
          <table:table-cell office:value-type="float" office:value="141" calcext:value-type="float">
            <text:p>14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Undertake budget preparation for the legal department operations.</text:p>
          </table:table-cell>
          <table:table-cell table:style-name="ce10" office:value-type="string" calcext:value-type="string">
            <text:p><text:span text:style-name="T3">Undertake budget preparation for the legal department operations.</text:span></text:p>
            <text:p><text:span text:style-name="T4">Assist the general counsel in determining resources needed for the ongoing operation of the legal department, including goods, services and manpower needs.</text:span></text:p>
          </table:table-cell>
          <table:table-cell table:number-columns-repeated="1018"/>
        </table:table-row>
        <table:table-row table:style-name="ro3">
          <table:table-cell office:value-type="float" office:value="142" calcext:value-type="float">
            <text:p>14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and implement risk management and compliance processes and systems.</text:p>
          </table:table-cell>
          <table:table-cell table:style-name="ce10" office:value-type="string" calcext:value-type="string">
            <text:p><text:span text:style-name="T3">Develop and implement risk management and compliance processes and systems.</text:span></text:p>
            <text:p><text:span text:style-name="T4">Develop strategies and processes to avoid costly litigation and reduce areas of risk for the organisation and keep informed of industry specific regulations and ensure that appropriate risk management systems are in place.</text:span></text:p>
          </table:table-cell>
          <table:table-cell table:number-columns-repeated="1018"/>
        </table:table-row>
        <table:table-row table:style-name="ro3">
          <table:table-cell office:value-type="float" office:value="143" calcext:value-type="float">
            <text:p>14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and implement business policies.</text:p>
          </table:table-cell>
          <table:table-cell table:style-name="ce15" office:value-type="string" calcext:value-type="string">
            <text:p><text:span text:style-name="T3">Develop and implement business policies.</text:span></text:p>
            <text:p><text:span text:style-name="T4">Develop, structure and implement business policies for the organisation and advise management and internal clients on the organisation's duty to comply with industry specific regulations, including corporate governance and business and legal ethics issues.</text:span></text:p>
          </table:table-cell>
          <table:table-cell table:number-columns-repeated="1018"/>
        </table:table-row>
        <table:table-row table:style-name="ro3">
          <table:table-cell office:value-type="float" office:value="144" calcext:value-type="float">
            <text:p>144</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and implement a data protection framework.</text:p>
          </table:table-cell>
          <table:table-cell table:style-name="ce15" office:value-type="string" calcext:value-type="string">
            <text:p><text:span text:style-name="T3">Develop and implement a data protection framework.</text:span></text:p>
            <text:p><text:span text:style-name="T4">Structure and implement data protection and confidential information management protocols and processes as part of information security workflows, including developing guidelines and best practices on collecting, using and disclosing personal data in the workplace.</text:span></text:p>
          </table:table-cell>
          <table:table-cell table:number-columns-repeated="1018"/>
        </table:table-row>
        <table:table-row table:style-name="ro13">
          <table:table-cell office:value-type="float" office:value="145" calcext:value-type="float">
            <text:p>14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velop and implement project management processes and systems.</text:p>
          </table:table-cell>
          <table:table-cell table:style-name="ce10" office:value-type="string" calcext:value-type="string">
            <text:p><text:span text:style-name="T3">Develop and implement project management processes and systems.</text:span></text:p>
            <text:p><text:span text:style-name="T4">Apply project management concepts to review and improve the management of workflow having regard to issues of scope, cost, time, quality, documentation, administration and risk management; and develop and implement project management systems and processes to ensure consistently high standards of client service and work product, delivered efficiently and cost-effectively. </text:span></text:p>
          </table:table-cell>
          <table:table-cell table:number-columns-repeated="1018"/>
        </table:table-row>
        <table:table-row table:style-name="ro3">
          <table:table-cell office:value-type="float" office:value="146" calcext:value-type="float">
            <text:p>146</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Undertake business process re-engineering.</text:p>
          </table:table-cell>
          <table:table-cell table:style-name="ce10" office:value-type="string" calcext:value-type="string">
            <text:p><text:span text:style-name="T3">Undertake business process re-engineering.</text:span></text:p>
            <text:p><text:span text:style-name="T4">Analyse current operations within the legal department and re-design key processes to improve their effectiveness having regard to changes in strategic plans, macroeconomic circumstances, disruptive technologies, etc. </text:span></text:p>
          </table:table-cell>
          <table:table-cell table:number-columns-repeated="1018"/>
        </table:table-row>
        <table:table-row table:style-name="ro19">
          <table:table-cell office:value-type="float" office:value="147" calcext:value-type="float">
            <text:p>147</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dentify key emerging trends affecting the legal services industry and the business. <text:s text:c="3"/></text:p>
          </table:table-cell>
          <table:table-cell table:style-name="ce11" office:value-type="string" calcext:value-type="string">
            <text:p>Identify key emerging trends affecting the legal services industry and the business.    </text:p>
            <text:p><text:span text:style-name="T4">Perform market research and environmental scans to identify key emerging trends affecting the legal services industry and the business; and advise management and internal clients on the impact they have on business operations.</text:span></text:p>
          </table:table-cell>
          <table:table-cell table:number-columns-repeated="1018"/>
        </table:table-row>
        <table:table-row table:style-name="ro19">
          <table:table-cell office:value-type="float" office:value="148" calcext:value-type="float">
            <text:p>14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Identify and develop business opportunities for the legal department. <text:s text:c="3"/></text:p>
          </table:table-cell>
          <table:table-cell table:style-name="ce11" office:value-type="string" calcext:value-type="string">
            <text:p>Identify and develop business opportunities for the legal department.    </text:p>
            <text:p><text:span text:style-name="T4">Promote value-adding services of the legal department to management, internal clients and external stakeholders by establishing and managing brand identity and corporate communications of the legal department using a variety of media platforms, including social media.</text:span></text:p>
          </table:table-cell>
          <table:table-cell table:number-columns-repeated="1018"/>
        </table:table-row>
        <table:table-row table:style-name="ro3">
          <table:table-cell office:value-type="float" office:value="149" calcext:value-type="float">
            <text:p>149</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Facilitate compliance with regulatory obligations. </text:p>
          </table:table-cell>
          <table:table-cell table:style-name="ce10" office:value-type="string" calcext:value-type="string">
            <text:p><text:span text:style-name="T3">Facilitate compliance with regulatory obligations. </text:span></text:p>
            <text:p><text:span text:style-name="T4">Monitor and communicate to management and internal clients, changes in internal procedures and relevant compliance and regulatory obligations based on developments in external environment.</text:span></text:p>
          </table:table-cell>
          <table:table-cell table:number-columns-repeated="1018"/>
        </table:table-row>
        <table:table-row table:style-name="ro19">
          <table:table-cell office:value-type="float" office:value="150" calcext:value-type="float">
            <text:p>150</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Appreciate internal client relationships.</text:p>
          </table:table-cell>
          <table:table-cell table:style-name="ce14" office:value-type="string" calcext:value-type="string">
            <text:p>Appreciate internal client relationships.</text:p>
            <text:p><text:span text:style-name="T4">Demonstrate a sound understanding of who are your internal clients, including subsidiaries, affiliates, joint ventures, LLCs, etc., to avoid conflicts of interest issues when managing legal transactions and projects.</text:span></text:p>
          </table:table-cell>
          <table:table-cell table:number-columns-repeated="1018"/>
        </table:table-row>
        <table:table-row table:style-name="ro19">
          <table:table-cell office:value-type="float" office:value="151" calcext:value-type="float">
            <text:p>151</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Undertake pro bono work.</text:p>
          </table:table-cell>
          <table:table-cell table:style-name="ce16" office:value-type="string" calcext:value-type="string">
            <text:p>Undertake pro bono work.</text:p>
            <text:p><text:span text:style-name="T2">Promote and demonstrate a commitment to community service by undertaking or facilitating pro bono work, including volunteering in community legal clinics, criminal legal aid scheme cases, etc.</text:span></text:p>
          </table:table-cell>
          <table:table-cell table:number-columns-repeated="1018"/>
        </table:table-row>
        <table:table-row table:style-name="ro20">
          <table:table-cell office:value-type="float" office:value="152" calcext:value-type="float">
            <text:p>152</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Safeguard ethical behaviour in the organisation.</text:p>
          </table:table-cell>
          <table:table-cell table:style-name="ce16" office:value-type="string" calcext:value-type="string">
            <text:p>Safeguard ethical behaviour in the organisation.</text:p>
            <text:p><text:span text:style-name="T2">Maintain and advance legal and business ethical behaviour in the workplace by educating and training management, internal clients and employees on the importance of complying with ethical issues; and develop and implement corporate governance rules and procedures and professional standards within the organisation to combat against ethical threats.</text:span></text:p>
          </table:table-cell>
          <table:table-cell table:number-columns-repeated="1018"/>
        </table:table-row>
        <table:table-row table:style-name="ro3">
          <table:table-cell office:value-type="float" office:value="153" calcext:value-type="float">
            <text:p>153</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Undertake legal transaction processes.</text:p>
          </table:table-cell>
          <table:table-cell table:style-name="ce10" office:value-type="string" calcext:value-type="string">
            <text:p><text:span text:style-name="T3">Undertake legal transaction processes.</text:span></text:p>
            <text:p><text:span text:style-name="T4">Manage legal transaction processes, including performing legal due diligence to assess risks, structuring the deal and organising the closing of the deal (where necessary, with the assistance of external counsel) within defined scope, costs and timelines. </text:span></text:p>
          </table:table-cell>
          <table:table-cell table:number-columns-repeated="1018"/>
        </table:table-row>
        <table:table-row table:style-name="ro3">
          <table:table-cell office:value-type="float" office:value="154" calcext:value-type="float">
            <text:p>154</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Undertake project management processes.</text:p>
          </table:table-cell>
          <table:table-cell table:style-name="ce10" office:value-type="string" calcext:value-type="string">
            <text:p><text:span text:style-name="T3">Undertake project management processes.</text:span></text:p>
            <text:p><text:span text:style-name="T4">Manage project management processes, including developing the project plan, implementing the project in accordance with the plan while continuously monitoring, controlling and adjusting as necessary, within defined scope, costs and timelines. </text:span></text:p>
          </table:table-cell>
          <table:table-cell table:number-columns-repeated="1018"/>
        </table:table-row>
        <table:table-row table:style-name="ro3">
          <table:table-cell office:value-type="float" office:value="155" calcext:value-type="float">
            <text:p>155</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Conduct negotiation and drafting across various practice areas.</text:p>
          </table:table-cell>
          <table:table-cell table:style-name="ce10" office:value-type="string" calcext:value-type="string">
            <text:p><text:span text:style-name="T3">Conduct negotiation and drafting across various practice areas.</text:span></text:p>
            <text:p><text:span text:style-name="T4">Negotiate and draft standard form contracts and basic documents in specialist areas of law, including dispute resolution, corporate commercial, intellectual property, employment and conveyancing; and participate in settlement conferences on behalf of the organisation.</text:span></text:p>
          </table:table-cell>
          <table:table-cell table:number-columns-repeated="1018"/>
        </table:table-row>
        <table:table-row table:style-name="ro3">
          <table:table-cell office:value-type="float" office:value="156" calcext:value-type="float">
            <text:p>156</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Undertake legal analysis and problem-solving.</text:p>
          </table:table-cell>
          <table:table-cell table:style-name="ce10" office:value-type="string" calcext:value-type="string">
            <text:p><text:span text:style-name="T3">Undertake legal analysis and problem-solving.</text:span></text:p>
            <text:p><text:span text:style-name="T4">Apply appropriate legal analysis and problem-solving methodologies to identify problems, evaluate possible solutions and arrive at the best outcome having regard to the specific circumstances. </text:span></text:p>
          </table:table-cell>
          <table:table-cell table:number-columns-repeated="1018"/>
        </table:table-row>
        <table:table-row table:style-name="ro13">
          <table:table-cell office:value-type="float" office:value="157" calcext:value-type="float">
            <text:p>157</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Provide sound legal advice.</text:p>
          </table:table-cell>
          <table:table-cell table:style-name="ce10" office:value-type="string" calcext:value-type="string">
            <text:p><text:span text:style-name="T3">Provide sound legal advice.</text:span></text:p>
            <text:p><text:span text:style-name="T4">Apply appropriate legal knowledge, skill and judgement to accurately advise the organisation, management and internal clients on a broad range of matters, including legal, regulatory, risk and compliance issues, evaluate possible solutions and recommend the best course of action having regard to the specific circumstances.</text:span></text:p>
          </table:table-cell>
          <table:table-cell table:number-columns-repeated="1018"/>
        </table:table-row>
        <table:table-row table:style-name="ro13">
          <table:table-cell office:value-type="float" office:value="158" calcext:value-type="float">
            <text:p>158</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Undertake corporate secretarial matters regarding entity management.</text:p>
          </table:table-cell>
          <table:table-cell table:style-name="ce10" office:value-type="string" calcext:value-type="string">
            <text:p><text:span text:style-name="T3">Undertake corporate secretarial matters. (entity management)</text:span></text:p>
            <text:p><text:span text:style-name="T4">Manage corporate secretarial matters, including providing corporate secretarial advice to the organisation, management and internal clients, preparing and reviewing minutes of directors' and shareholders' meetings and directors' and shareholders' resolutions for specific transactions and managing a portfolio of companies; identify areas of risk and compliance required and discharge all tasks involved in complying with the organisation's corporate obligations.</text:span></text:p>
          </table:table-cell>
          <table:table-cell table:number-columns-repeated="1018"/>
        </table:table-row>
        <table:table-row table:style-name="ro20">
          <table:table-cell office:value-type="float" office:value="159" calcext:value-type="float">
            <text:p>159</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Manage risk from a business perspective.</text:p>
          </table:table-cell>
          <table:table-cell table:style-name="ce14" office:value-type="string" calcext:value-type="string">
            <text:p>Manage risk from a business perspective.</text:p>
            <text:p><text:span text:style-name="T4">Understand the expectations of management, internal clients and external stakeholders and manage the varied expectations through applying a balanced understanding of the business with legal knowledge, skill and judgment, including identifying areas of risk and compliance required from a business perspective and recommending solutions having regard to the specific circumstances.</text:span></text:p>
          </table:table-cell>
          <table:table-cell table:number-columns-repeated="1018"/>
        </table:table-row>
        <table:table-row table:style-name="ro20">
          <table:table-cell office:value-type="float" office:value="160" calcext:value-type="float">
            <text:p>160</text:p>
          </table:table-cell>
          <table:table-cell office:value-type="string" calcext:value-type="string">
            <text:p>In-House Counsel</text:p>
          </table:table-cell>
          <table:table-cell/>
          <table:table-cell table:style-name="ce3" office:value-type="string" calcext:value-type="string">
            <text:p>Legal Advisory</text:p>
          </table:table-cell>
          <table:table-cell office:value-type="string" calcext:value-type="string">
            <text:p>Shape and implement legal solutions for the business.</text:p>
          </table:table-cell>
          <table:table-cell table:style-name="ce14" office:value-type="string" calcext:value-type="string">
            <text:p>Shape and implement legal solutions for the business.</text:p>
            <text:p><text:span text:style-name="T4">Develop and structure viable legal solutions for the business and communicate effectively with external counsel to implement them, including interpreting the requirements of the business and the terms and conditions set by management and internal clients; and ensure that external counsel perceives these requirements and conditions and acts on them accordingly. </text:span></text:p>
          </table:table-cell>
          <table:table-cell table:number-columns-repeated="1018"/>
        </table:table-row>
        <table:table-row table:style-name="ro3">
          <table:table-cell office:value-type="float" office:value="161" calcext:value-type="float">
            <text:p>161</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Conduct legal research, investigate facts and check documents.</text:p>
          </table:table-cell>
          <table:table-cell table:style-name="ce10" office:value-type="string" calcext:value-type="string">
            <text:p><text:span text:style-name="T3">Conduct legal research, investigate facts and check documents.</text:span></text:p>
            <text:p><text:span text:style-name="T4">Investigate facts and law, including legislation, cases and regulations, by searching pertinent sources, such as public records and legal databases, to surface and check information and documents and inform causes of action. </text:span></text:p>
          </table:table-cell>
          <table:table-cell table:number-columns-repeated="1018"/>
        </table:table-row>
        <table:table-row table:style-name="ro3">
          <table:table-cell office:value-type="float" office:value="162" calcext:value-type="float">
            <text:p>162</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Use data analytic tools relevant to legal services environments.</text:p>
          </table:table-cell>
          <table:table-cell table:style-name="ce10" office:value-type="string" calcext:value-type="string">
            <text:p><text:span text:style-name="T3">Use data analytic tools relevant to legal services environments.</text:span></text:p>
            <text:p><text:span text:style-name="T4">Perform data analysis using relevant software tools to inform management's strategic planning, monitor KPIs and identify trends impacting the legal services environment. </text:span></text:p>
          </table:table-cell>
          <table:table-cell table:number-columns-repeated="1018"/>
        </table:table-row>
        <table:table-row table:style-name="ro3">
          <table:table-cell office:value-type="float" office:value="163" calcext:value-type="float">
            <text:p>163</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Maintain database for knowledge sharing.</text:p>
          </table:table-cell>
          <table:table-cell table:style-name="ce10" office:value-type="string" calcext:value-type="string">
            <text:p><text:span text:style-name="T3">Maintain database for knowledge sharing.</text:span></text:p>
            <text:p><text:span text:style-name="T4">Maintain, keep updated and populate a centralised repository for information and knowledge sharing, including precedents, templates and know-how materials, to optimise information collection, management and retrieval within the organisation.</text:span></text:p>
          </table:table-cell>
          <table:table-cell table:number-columns-repeated="1018"/>
        </table:table-row>
        <table:table-row table:style-name="ro3">
          <table:table-cell office:value-type="float" office:value="164" calcext:value-type="float">
            <text:p>164</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Utilise workplace productivity tools.</text:p>
          </table:table-cell>
          <table:table-cell table:style-name="ce10" office:value-type="string" calcext:value-type="string">
            <text:p><text:span text:style-name="T3">Utilise workplace productivity tools.</text:span></text:p>
            <text:p><text:span text:style-name="T4">Use office applications to accomplish daily tasks, including performing advanced word-processing, document assembling, financial tracking and reporting, database creation and management, and presentation functions, to improve workplace productivity.</text:span></text:p>
          </table:table-cell>
          <table:table-cell table:number-columns-repeated="1018"/>
        </table:table-row>
        <table:table-row table:style-name="ro3">
          <table:table-cell office:value-type="float" office:value="165" calcext:value-type="float">
            <text:p>165</text:p>
          </table:table-cell>
          <table:table-cell office:value-type="string" calcext:value-type="string">
            <text:p>In-House Counsel</text:p>
          </table:table-cell>
          <table:table-cell/>
          <table:table-cell table:style-name="ce3" office:value-type="string" calcext:value-type="string">
            <text:p>Technology Affinities</text:p>
          </table:table-cell>
          <table:table-cell office:value-type="string" calcext:value-type="string">
            <text:p>Develop and maintain standard operating procedures. </text:p>
          </table:table-cell>
          <table:table-cell table:style-name="ce7" office:value-type="string" calcext:value-type="string">
            <text:p><text:span text:style-name="T1">Develop and maintain standard operating procedures. </text:span></text:p>
            <text:p><text:span text:style-name="T2">Apply principles of database design, database management and information systems management to develop and maintain basic standard operating procedures for key areas of work, including maintaining reference files and organising and tracking transaction and project management files.</text:span></text:p>
          </table:table-cell>
          <table:table-cell table:number-columns-repeated="1018"/>
        </table:table-row>
        <table:table-row table:style-name="ro3">
          <table:table-cell office:value-type="float" office:value="166" calcext:value-type="float">
            <text:p>166</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internal communication skills.</text:p>
          </table:table-cell>
          <table:table-cell table:style-name="ce10" office:value-type="string" calcext:value-type="string">
            <text:p><text:span text:style-name="T3">Demonstrate effective internal communication skills.</text:span></text:p>
            <text:p><text:span text:style-name="T4">Communicate effectively across all levels within the organisation, including management, internal clients and employees, by using business vocabulary and consistent terms and to avoid legal jargon.</text:span></text:p>
          </table:table-cell>
          <table:table-cell table:number-columns-repeated="1018"/>
        </table:table-row>
        <table:table-row table:style-name="ro3">
          <table:table-cell office:value-type="float" office:value="167" calcext:value-type="float">
            <text:p>167</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external communication skills.</text:p>
          </table:table-cell>
          <table:table-cell table:style-name="ce10" office:value-type="string" calcext:value-type="string">
            <text:p><text:span text:style-name="T3">Demonstrate effective external communication skills.</text:span></text:p>
            <text:p><text:span text:style-name="T4">Communicate effectively with external parties, including external counsel, professional advisers of the organisation, external stakeholders and third parties, by using business vocabulary and consistent terms and to avoid legal jargon.</text:span></text:p>
          </table:table-cell>
          <table:table-cell table:number-columns-repeated="1018"/>
        </table:table-row>
        <table:table-row table:style-name="ro3">
          <table:table-cell office:value-type="float" office:value="168" calcext:value-type="float">
            <text:p>168</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management of internal relationships.</text:p>
          </table:table-cell>
          <table:table-cell table:style-name="ce10" office:value-type="string" calcext:value-type="string">
            <text:p><text:span text:style-name="T3">Demonstrate effective management of internal relationships.</text:span></text:p>
            <text:p><text:span text:style-name="T4">Foster professional relationships and develop interaction within the organisation with management, internal clients and employees, including attending work functions and events and volunteering in department and team committees.</text:span></text:p>
          </table:table-cell>
          <table:table-cell table:number-columns-repeated="1018"/>
        </table:table-row>
        <table:table-row table:style-name="ro3">
          <table:table-cell office:value-type="float" office:value="169" calcext:value-type="float">
            <text:p>169</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management of external relationships.</text:p>
          </table:table-cell>
          <table:table-cell table:style-name="ce10" office:value-type="string" calcext:value-type="string">
            <text:p><text:span text:style-name="T3">Demonstrate effective management of external relationships.</text:span></text:p>
            <text:p><text:span text:style-name="T4">Develop professional relationships with external parties, including external counsel, professional advisers of the organisation, external stakeholders and third parties, based on principles of professional respect, trust and accountability.</text:span></text:p>
          </table:table-cell>
          <table:table-cell table:number-columns-repeated="1018"/>
        </table:table-row>
        <table:table-row table:style-name="ro3">
          <table:table-cell office:value-type="float" office:value="170" calcext:value-type="float">
            <text:p>170</text:p>
          </table:table-cell>
          <table:table-cell office:value-type="string" calcext:value-type="string">
            <text:p>In-House Counsel</text:p>
          </table:table-cell>
          <table:table-cell/>
          <table:table-cell table:style-name="ce3" office:value-type="string" calcext:value-type="string">
            <text:p>Interpersonal <text:s/>Effectiveness</text:p>
          </table:table-cell>
          <table:table-cell office:value-type="string" calcext:value-type="string">
            <text:p>Demonstrate effective teamwork skills.</text:p>
          </table:table-cell>
          <table:table-cell table:style-name="ce10" office:value-type="string" calcext:value-type="string">
            <text:p><text:span text:style-name="T3">Demonstrate effective teamwork skills.</text:span></text:p>
            <text:p><text:span text:style-name="T4">Foster collaborative efforts and be an effective team player, including working together cohesively towards a common goal, creating a positive working environment and supporting others to combine individual strengths to enhance workplace productivity.</text:span></text:p>
          </table:table-cell>
          <table:table-cell table:number-columns-repeated="1018"/>
        </table:table-row>
        <table:table-row table:style-name="ro3">
          <table:table-cell office:value-type="float" office:value="171" calcext:value-type="float">
            <text:p>171</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Manage time and organise work.</text:p>
          </table:table-cell>
          <table:table-cell table:style-name="ce10" office:value-type="string" calcext:value-type="string">
            <text:p><text:span text:style-name="T3">Manage time and organise work.</text:span></text:p>
            <text:p><text:span text:style-name="T4">Develop work plan and goals to prioritise, organise and accomplish your work and apply time management approaches to manage multiple urgent tasks, deliver work according to deadlines, and without compromising on quality.</text:span></text:p>
          </table:table-cell>
          <table:table-cell table:number-columns-repeated="1018"/>
        </table:table-row>
        <table:table-row table:style-name="ro2">
          <table:table-cell office:value-type="float" office:value="172" calcext:value-type="float">
            <text:p>172</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Manage workplace challenges.</text:p>
          </table:table-cell>
          <table:table-cell table:style-name="ce10" office:value-type="string" calcext:value-type="string">
            <text:p><text:span text:style-name="T3">Manage workplace challenges.</text:span></text:p>
            <text:p><text:span text:style-name="T4">Apply stress and time management techniques to deal with workplace challenges effectively and maintain professional and personal well-being.</text:span></text:p>
          </table:table-cell>
          <table:table-cell table:number-columns-repeated="1018"/>
        </table:table-row>
        <table:table-row table:style-name="ro2">
          <table:table-cell office:value-type="float" office:value="173" calcext:value-type="float">
            <text:p>173</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Act with professionalism and integrity.</text:p>
          </table:table-cell>
          <table:table-cell table:style-name="ce10" office:value-type="string" calcext:value-type="string">
            <text:p><text:span text:style-name="T3">Act with professionalism and integrity.</text:span></text:p>
            <text:p><text:span text:style-name="T4">Project a positive image of yourself, your organisation and the legal industry and perform duties with mindfulness, diligence and integrity.</text:span></text:p>
          </table:table-cell>
          <table:table-cell table:number-columns-repeated="1018"/>
        </table:table-row>
        <table:table-row table:style-name="ro2">
          <table:table-cell office:value-type="float" office:value="174" calcext:value-type="float">
            <text:p>174</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Use feedback and reflection for professional improvement.</text:p>
          </table:table-cell>
          <table:table-cell table:style-name="ce7" office:value-type="string" calcext:value-type="string">
            <text:p><text:span text:style-name="T1">Use feedback and reflection for professional improvement.</text:span></text:p>
            <text:p><text:span text:style-name="T2">Reflect on experiences and mistakes, and actively solicit feedback from colleagues and team members to identify areas for improvement and training needs.</text:span></text:p>
          </table:table-cell>
          <table:table-cell table:number-columns-repeated="1018"/>
        </table:table-row>
        <table:table-row table:style-name="ro2">
          <table:table-cell office:value-type="float" office:value="175" calcext:value-type="float">
            <text:p>175</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mprove workplace processes and policies.</text:p>
          </table:table-cell>
          <table:table-cell table:style-name="ce10" office:value-type="string" calcext:value-type="string">
            <text:p><text:span text:style-name="T3">Improve workplace processes and policies.</text:span></text:p>
            <text:p><text:span text:style-name="T4">Contribute ideas to improve the effectiveness of internal systems and procedures and highlight any gaps or risks and provide recommendations to address them.</text:span></text:p>
          </table:table-cell>
          <table:table-cell table:number-columns-repeated="1018"/>
        </table:table-row>
        <table:table-row table:style-name="ro3">
          <table:table-cell office:value-type="float" office:value="176" calcext:value-type="float">
            <text:p>176</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Identify learning needs for self.</text:p>
          </table:table-cell>
          <table:table-cell table:style-name="ce10" office:value-type="string" calcext:value-type="string">
            <text:p><text:span text:style-name="T3">Identify learning needs for self.</text:span></text:p>
            <text:p><text:span text:style-name="T4">Motivate self development by learning and undergoing training in new areas of law and technical and soft skills for continued professional and personal advancement.</text:span></text:p>
          </table:table-cell>
          <table:table-cell table:number-columns-repeated="1018"/>
        </table:table-row>
        <table:table-row table:style-name="ro2">
          <table:table-cell office:value-type="float" office:value="177" calcext:value-type="float">
            <text:p>177</text:p>
          </table:table-cell>
          <table:table-cell office:value-type="string" calcext:value-type="string">
            <text:p>In-House Counsel</text:p>
          </table:table-cell>
          <table:table-cell/>
          <table:table-cell table:style-name="ce3" office:value-type="string" calcext:value-type="string">
            <text:p>Intrapersonal Intelligence</text:p>
          </table:table-cell>
          <table:table-cell office:value-type="string" calcext:value-type="string">
            <text:p>Manage self adaptability to change.</text:p>
          </table:table-cell>
          <table:table-cell table:style-name="ce10" office:value-type="string" calcext:value-type="string">
            <text:p><text:span text:style-name="T3">Manage self adaptability to change.</text:span></text:p>
            <text:p><text:span text:style-name="T4">Maintain adaptability to changes in the nature, timelines and priority of tasks and adopt stress management techniques to deal with things not going to plan.</text:span></text:p>
          </table:table-cell>
          <table:table-cell table:number-columns-repeated="1018"/>
        </table:table-row>
        <table:table-row table:style-name="ro3">
          <table:table-cell office:value-type="float" office:value="178" calcext:value-type="float">
            <text:p>178</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monstrate balanced business and legal acumen.</text:p>
          </table:table-cell>
          <table:table-cell table:style-name="ce10" office:value-type="string" calcext:value-type="string">
            <text:p><text:span text:style-name="T3">Demonstrate balanced business and legal acumen.</text:span></text:p>
            <text:p><text:span text:style-name="T4">Understand the objectives, culture, risk tolerance and processes of the organisation and apply appropriate legal knowledge, skill and judgment in planning and decision making.</text:span></text:p>
          </table:table-cell>
          <table:table-cell table:number-columns-repeated="1018"/>
        </table:table-row>
        <table:table-row table:style-name="ro3">
          <table:table-cell office:value-type="float" office:value="179" calcext:value-type="float">
            <text:p>179</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Undertake administrative tasks.</text:p>
          </table:table-cell>
          <table:table-cell table:style-name="ce10" office:value-type="string" calcext:value-type="string">
            <text:p><text:span text:style-name="T3">Undertake administrative tasks.</text:span></text:p>
            <text:p><text:span text:style-name="T4">Assist the general counsel and senior team members with administrative matters, including planning, organising and managing of work activities assigned to the legal department.</text:span></text:p>
          </table:table-cell>
          <table:table-cell table:number-columns-repeated="1018"/>
        </table:table-row>
        <table:table-row table:style-name="ro3">
          <table:table-cell office:value-type="float" office:value="180" calcext:value-type="float">
            <text:p>180</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intain risk management and compliance processes and systems.</text:p>
          </table:table-cell>
          <table:table-cell table:style-name="ce10" office:value-type="string" calcext:value-type="string">
            <text:p><text:span text:style-name="T3">Maintain risk management and compliance processes and systems.</text:span></text:p>
            <text:p><text:span text:style-name="T4">Undertake regular reviews of compliance with internal protocols and external regulatory requirements and anticipate and mitigate potential legal risks and compliance issues involving the organisation.</text:span></text:p>
          </table:table-cell>
          <table:table-cell table:number-columns-repeated="1018"/>
        </table:table-row>
        <table:table-row table:style-name="ro3">
          <table:table-cell office:value-type="float" office:value="181" calcext:value-type="float">
            <text:p>181</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intain business policies.</text:p>
          </table:table-cell>
          <table:table-cell table:style-name="ce15" office:value-type="string" calcext:value-type="string">
            <text:p><text:span text:style-name="T3">Maintain business policies.</text:span></text:p>
            <text:p><text:span text:style-name="T4">Maintain and keep updated business policies for the organisation and comply with industry specific regulations, including corporate governance and business and legal ethics issues.</text:span></text:p>
          </table:table-cell>
          <table:table-cell table:number-columns-repeated="1018"/>
        </table:table-row>
        <table:table-row table:style-name="ro2">
          <table:table-cell office:value-type="float" office:value="182" calcext:value-type="float">
            <text:p>182</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intain a data protection framework.</text:p>
          </table:table-cell>
          <table:table-cell table:style-name="ce15" office:value-type="string" calcext:value-type="string">
            <text:p><text:span text:style-name="T3">Maintain a data protection framework.</text:span></text:p>
            <text:p><text:span text:style-name="T4">Document and administer data protection and confidential information management protocols and processes as part of information security workflows.</text:span></text:p>
          </table:table-cell>
          <table:table-cell table:number-columns-repeated="1018"/>
        </table:table-row>
        <table:table-row table:style-name="ro3">
          <table:table-cell office:value-type="float" office:value="183" calcext:value-type="float">
            <text:p>183</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Maintain project management processes and systems.</text:p>
          </table:table-cell>
          <table:table-cell table:style-name="ce10" office:value-type="string" calcext:value-type="string">
            <text:p><text:span text:style-name="T3">Maintain project management processes and systems.</text:span></text:p>
            <text:p><text:span text:style-name="T4">Apply project management concepts to improve the management of workflow having regard to issues of scope, cost, time, quality, documentation, administration and risk management.</text:span></text:p>
          </table:table-cell>
          <table:table-cell table:number-columns-repeated="1018"/>
        </table:table-row>
        <table:table-row table:style-name="ro3">
          <table:table-cell office:value-type="float" office:value="184" calcext:value-type="float">
            <text:p>184</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monstrate financial literacy.</text:p>
          </table:table-cell>
          <table:table-cell table:style-name="ce15" office:value-type="string" calcext:value-type="string">
            <text:p><text:span text:style-name="T3">Demonstrate financial literacy.</text:span></text:p>
            <text:p><text:span text:style-name="T4">Apply business principles and basic accounting concepts in analysing financial statements, including evaluating balance sheet and profit and loss considerations and their applications.</text:span></text:p>
          </table:table-cell>
          <table:table-cell table:number-columns-repeated="1018"/>
        </table:table-row>
        <table:table-row table:style-name="ro3">
          <table:table-cell office:value-type="float" office:value="185" calcext:value-type="float">
            <text:p>185</text:p>
          </table:table-cell>
          <table:table-cell office:value-type="string" calcext:value-type="string">
            <text:p>In-House Counsel</text:p>
          </table:table-cell>
          <table:table-cell/>
          <table:table-cell table:style-name="ce3" office:value-type="string" calcext:value-type="string">
            <text:p>Leadership, Business and Strategy</text:p>
          </table:table-cell>
          <table:table-cell office:value-type="string" calcext:value-type="string">
            <text:p>Demonstrate commercial awareness.</text:p>
          </table:table-cell>
          <table:table-cell table:style-name="ce15" office:value-type="string" calcext:value-type="string">
            <text:p><text:span text:style-name="T3">Demonstrate commercial awareness.</text:span></text:p>
            <text:p><text:span text:style-name="T4">Keep informed and updated on developments in business and commercial environments locally and globally, including understanding how businesses are run, what are the key factors for profitability and growth and how to make optimal use of resources.</text:span></text:p>
          </table:table-cell>
          <table:table-cell table:number-columns-repeated="1018"/>
        </table:table-row>
        <table:table-row table:style-name="ro13">
          <table:table-cell office:value-type="float" office:value="186" calcext:value-type="float">
            <text:p>186</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Comply with duties of confidentiality. </text:p>
          </table:table-cell>
          <table:table-cell table:style-name="ce10" office:value-type="string" calcext:value-type="string">
            <text:p><text:span text:style-name="T5">Comply with duties of confidentiality.</text:span><text:span text:style-name="T6"> </text:span></text:p>
            <text:p><text:span text:style-name="T4">Comply with duties of confidentiality and data protection obligations when dealing with and handling confidential information, communication and documents; and when collecting, using and disclosing personal data from management, internal clients, employees and other third-parties as needed and in compliance with data protection guidelines and best practices.</text:span></text:p>
          </table:table-cell>
          <table:table-cell table:number-columns-repeated="1018"/>
        </table:table-row>
        <table:table-row table:style-name="ro19">
          <table:table-cell office:value-type="float" office:value="187" calcext:value-type="float">
            <text:p>187</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Demonstrate strong sense of business ethics.</text:p>
          </table:table-cell>
          <table:table-cell table:style-name="ce11" office:value-type="string" calcext:value-type="string">
            <text:p>Demonstrate strong sense of business ethics.</text:p>
            <text:p><text:span text:style-name="T4">Comply with policies, procedures and best practices regarding issues of corporate governance, insider trading, bribery, corporate social responsibility and fiduciary responsibilities, etc., and perceive the consequences of ethical breaches.</text:span></text:p>
          </table:table-cell>
          <table:table-cell table:number-columns-repeated="1018"/>
        </table:table-row>
        <table:table-row table:style-name="ro19">
          <table:table-cell office:value-type="float" office:value="188" calcext:value-type="float">
            <text:p>188</text:p>
          </table:table-cell>
          <table:table-cell office:value-type="string" calcext:value-type="string">
            <text:p>In-House Counsel</text:p>
          </table:table-cell>
          <table:table-cell/>
          <table:table-cell table:style-name="ce3" office:value-type="string" calcext:value-type="string">
            <text:p>Ethics, Governance and Compliance</text:p>
          </table:table-cell>
          <table:table-cell office:value-type="string" calcext:value-type="string">
            <text:p>Demonstrate strong sense of legal ethics.</text:p>
          </table:table-cell>
          <table:table-cell table:style-name="ce11" office:value-type="string" calcext:value-type="string">
            <text:p>Demonstrate strong sense of legal ethics.</text:p>
            <text:p><text:span text:style-name="T4">Comply with policies, procedures and best practices regarding issues of conflicts of interest, privileged communications and legal professional privilege, etc., and perceive the consequences of ethical breaches.</text:span></text:p>
          </table:table-cell>
          <table:table-cell table:number-columns-repeated="1018"/>
        </table:table-row>
        <table:table-row table:style-name="ro1">
          <table:table-cell table:number-columns-repeated="3"/>
          <table:table-cell table:style-name="ce3"/>
          <table:table-cell table:style-name="ce11"/>
          <table:table-cell table:number-columns-repeated="1019"/>
        </table:table-row>
        <table:table-row table:style-name="ro1">
          <table:table-cell table:number-columns-repeated="3"/>
          <table:table-cell table:style-name="ce5"/>
          <table:table-cell table:style-name="ce7"/>
          <table:table-cell table:number-columns-repeated="1019"/>
        </table:table-row>
        <table:table-row table:style-name="ro1" table:number-rows-repeated="104838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pitch="variable"/>
    <style:font-face style:name="Arial" svg:font-family="Arial" style:font-family-generic="swiss" style:font-pitch="variable"/>
    <style:font-face style:name="Liberation Sans1" svg:font-family="'Liberation Sans'"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SG"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currency-symbol>$</number:currency-symbol>
      <number:number number:decimal-places="2" loext:min-decimal-places="2" number:min-integer-digits="1" number:grouping="true"/>
    </number:currency-style>
    <number:currency-style style:name="N124">
      <style:text-properties fo:color="#ff0000"/>
      <number:text>-</number:text>
      <number:currency-symbol>$</number:currency-symbol>
      <number:number number:decimal-places="2" loext:min-decimal-places="2" number:min-integer-digits="1" number:grouping="true"/>
      <style:map style:condition="value()&gt;=0" style:apply-style-name="N124P0"/>
    </number:currency-style>
    <number:number-style style:name="N125P0" style:volatile="true">
      <number:number number:decimal-places="0" loext:min-decimal-places="0" number:min-integer-digits="1" number:grouping="true"/>
    </number:number-style>
    <number:number-style style:name="N125">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0" loext:min-decimal-places="0" number:min-integer-digits="1" number:grouping="true"/>
    </number:number-style>
    <number:number-style style:name="N126">
      <style:text-properties fo:color="#ff0000"/>
      <number:text>-</number:text>
      <number:number number:decimal-places="0" loext:min-decimal-places="0"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number:text>-</number:text>
      <number:number number:decimal-places="2" loext:min-decimal-places="2" number:min-integer-digits="1" number:grouping="true"/>
      <style:map style:condition="value()&gt;=0" style:apply-style-name="N127P0"/>
    </number:number-style>
    <number:number-style style:name="N128P0" style:volatile="true">
      <number:number number:decimal-places="2" loext:min-decimal-places="2" number:min-integer-digits="1" number:grouping="true"/>
    </number:number-style>
    <number:number-style style:name="N128">
      <style:text-properties fo:color="#ff0000"/>
      <number:text>-</number:text>
      <number:number number:decimal-places="2" loext:min-decimal-places="2" number:min-integer-digits="1" number:grouping="true"/>
      <style:map style:condition="value()&gt;=0" style:apply-style-name="N128P0"/>
    </number:number-style>
    <number:number-style style:name="N132P0" style:volatile="true">
      <loext:text> </loext:text>
      <loext:fill-character> </loext:fill-character>
      <number:number number:decimal-places="0" loext:min-decimal-places="0" number:min-integer-digits="1" number:grouping="true"/>
      <number:text> </number:text>
    </number:number-style>
    <number:number-style style:name="N132P1" style:volatile="true">
      <loext:text>-</loext:text>
      <loext:fill-character> </loext:fill-character>
      <number:number number:decimal-places="0" loext:min-decimal-places="0" number:min-integer-digits="1" number:grouping="true"/>
      <number:text> </number:text>
    </number:number-style>
    <number:number-style style:name="N132P2" style:volatile="true">
      <loext:text> </loext:text>
      <loext:fill-character> </loext: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2">00/00/0000</text:date>, <text:time style:data-style-name="N2" text:time-value="14:38:57.9173293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20H49M55S</meta:editing-duration>
    <meta:editing-cycles>28</meta:editing-cycles>
    <meta:generator>LibreOffice/5.2.2.2$Linux_X86_64 LibreOffice_project/20m0$Build-2</meta:generator>
    <dc:date>2017-10-02T14:45:10.613949572</dc:date>
    <meta:document-statistic meta:table-count="1" meta:cell-count="968" meta:object-count="0"/>
    <meta:user-defined meta:name="Info 1"/>
    <meta:user-defined meta:name="Info 2"/>
    <meta:user-defined meta:name="Info 3"/>
    <meta:user-defined meta:name="Info 4"/>
  </office:meta>
</office:document-meta>
</file>